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8118in"/>
    </style:style>
    <style:style style:name="co4" style:family="table-column">
      <style:table-column-properties fo:break-before="auto" style:column-width="5.890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 fo:border="0.74pt solid #000000"/>
    </style:style>
    <style:style style:name="ce109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125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25">
      <style:table-cell-properties fo:border-bottom="none" fo:background-color="transparent" fo:border-left="0.74pt solid #000000" fo:border-right="none" fo:border-top="0.74pt solid #000000"/>
    </style:style>
    <style:style style:name="ce117" style:family="table-cell" style:parent-style-name="Default" style:data-style-name="N125">
      <style:table-cell-properties fo:border-bottom="none" fo:background-color="transparent" fo:border-left="0.74pt solid #000000" fo:border-right="none" fo:border-top="none"/>
    </style:style>
    <style:style style:name="ce118" style:family="table-cell" style:parent-style-name="Default" style:data-style-name="N125">
      <style:table-cell-properties fo:border-bottom="0.74pt solid #000000" fo:background-color="transparent" fo:border-left="0.74pt solid #000000" fo:border-right="none" fo:border-top="none"/>
    </style:style>
    <style:style style:name="ce119" style:family="table-cell" style:parent-style-name="Default" style:data-style-name="N125">
      <style:table-cell-properties fo:background-color="transparent"/>
    </style:style>
    <style:style style:name="ce121" style:family="table-cell" style:parent-style-name="Default" style:data-style-name="N125">
      <style:table-cell-properties fo:border-bottom="none" fo:background-color="transparent" fo:border-left="none" fo:border-right="none" fo:border-top="0.74pt solid #000000"/>
    </style:style>
    <style:style style:name="ce123" style:family="table-cell" style:parent-style-name="Default" style:data-style-name="N125">
      <style:table-cell-properties fo:border-bottom="0.74pt solid #000000" fo:background-color="transparent" fo:border-left="none" fo:border-right="none" fo:border-top="none"/>
    </style:style>
    <style:style style:name="ce134" style:family="table-cell" style:parent-style-name="Default" style:data-style-name="N125">
      <style:table-cell-properties fo:border-bottom="none" fo:background-color="transparent" fo:border-left="none" fo:border-right="0.74pt solid #000000" fo:border-top="0.74pt solid #000000"/>
    </style:style>
    <style:style style:name="ce130" style:family="table-cell" style:parent-style-name="Default" style:data-style-name="N125">
      <style:table-cell-properties fo:border-bottom="none" fo:background-color="transparent" fo:border-left="none" fo:border-right="0.74pt solid #000000" fo:border-top="none"/>
    </style:style>
    <style:style style:name="ce135" style:family="table-cell" style:parent-style-name="Default" style:data-style-name="N125">
      <style:table-cell-properties fo:border-bottom="0.74pt solid #000000" fo:background-color="transparent" fo:border-left="none" fo:border-right="0.74pt solid #000000" fo:border-top="none"/>
    </style:style>
    <style:style style:name="ce20" style:family="table-cell" style:parent-style-name="Default" style:data-style-name="N125">
      <style:table-cell-properties fo:background-color="#ffff00"/>
    </style:style>
    <style:style style:name="ce137" style:family="table-cell" style:parent-style-name="Default" style:data-style-name="N125">
      <style:table-cell-properties fo:background-color="transparent" fo:border="0.74pt solid #000000"/>
    </style:style>
    <style:style style:name="ce142" style:family="table-cell" style:parent-style-name="Default" style:data-style-name="N0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25"/>
    <style:style style:name="ce47" style:family="table-cell" style:parent-style-name="Default" style:data-style-name="N125">
      <style:table-cell-properties fo:background-color="#ff6d6d" fo:border="none"/>
      <style:text-properties style:use-window-font-color="true"/>
    </style:style>
    <style:style style:name="ce48" style:family="table-cell" style:parent-style-name="Default" style:data-style-name="N125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25">
      <style:table-cell-properties fo:background-color="#ffff00" fo:border="none"/>
      <style:text-properties style:use-window-font-color="true"/>
    </style:style>
    <style:style style:name="ce124" style:family="table-cell" style:parent-style-name="Default" style:data-style-name="N125">
      <style:table-cell-properties fo:border-bottom="none" fo:background-color="#ff6d6d" fo:border-left="none" fo:border-right="none" fo:border-top="0.74pt solid #000000"/>
    </style:style>
    <style:style style:name="ce125" style:family="table-cell" style:parent-style-name="Default" style:data-style-name="N125">
      <style:table-cell-properties fo:background-color="#ff6d6d" fo:border="none"/>
    </style:style>
    <style:style style:name="ce58" style:family="table-cell" style:parent-style-name="Default" style:data-style-name="N125">
      <style:table-cell-properties fo:background-color="#ffff00" fo:border="none"/>
    </style:style>
    <style:style style:name="ce122" style:family="table-cell" style:parent-style-name="Default" style:data-style-name="N125">
      <style:table-cell-properties fo:background-color="transparent" fo:border="none"/>
    </style:style>
    <style:style style:name="ce59" style:family="table-cell" style:parent-style-name="Default" style:data-style-name="N125">
      <style:table-cell-properties fo:border-bottom="0.74pt solid #000000" fo:background-color="#ffff00" fo:border-left="none" fo:border-right="none" fo:border-top="none"/>
    </style:style>
    <style:style style:name="ce40" style:family="table-cell" style:parent-style-name="Default" style:data-style-name="N125">
      <style:table-cell-properties fo:border-bottom="none" fo:background-color="#fff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vel 1" table:style-name="ta1">
        <office:forms form:automatic-focus="false" form:apply-design-mode="false"/>
        <table:table-column table:style-name="co1" table:default-cell-style-name="ce108"/>
        <table:table-column table:style-name="co2" table:number-columns-repeated="5" table:default-cell-style-name="ce108"/>
        <table:table-column table:style-name="co2" table:default-cell-style-name="ce117"/>
        <table:table-column table:style-name="co2" table:default-cell-style-name="ce119"/>
        <table:table-column table:style-name="co2" table:default-cell-style-name="ce130"/>
        <table:table-column table:style-name="co2" table:default-cell-style-name="ce137"/>
        <table:table-row table:style-name="ro1">
          <table:table-cell table:style-name="ce1"/>
          <table:table-cell table:style-name="Default" table:number-columns-repeated="9"/>
        </table:table-row>
        <table:table-row table:style-name="ro1">
          <table:table-cell table:style-name="ce24" office:value-type="string" calcext:value-type="string" table:number-columns-spanned="10" table:number-rows-spanned="1">
            <text:p>Level 1 - Evaluation of names recognition in biopatternsg - Table 8 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16" table:formula="of:=[.D5]/([.D5]+[.E5])" office:value-type="float" office:value="1" calcext:value-type="float">
            <text:p>1.0000</text:p>
          </table:table-cell>
          <table:table-cell table:style-name="ce121" table:formula="of:=[.D5]/([.D5]+[.F5])" office:value-type="float" office:value="0.451612903225806" calcext:value-type="float">
            <text:p>0.4516</text:p>
          </table:table-cell>
          <table:table-cell table:style-name="ce134" table:formula="of:=2*[.G5]*[.H5]/([.G5]+[.H5])" office:value-type="float" office:value="0.622222222222222" calcext:value-type="float">
            <text:p>0.6222</text:p>
          </table:table-cell>
          <table:table-cell table:formula="of:=[.C5]/[.B5]" office:value-type="float" office:value="0.612903225806452" calcext:value-type="float">
            <text:p>0.6129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D6]/([.D6]+[.E6])" office:value-type="float" office:value="0.904761904761905" calcext:value-type="float">
            <text:p>0.9048</text:p>
          </table:table-cell>
          <table:table-cell table:formula="of:=[.D6]/([.D6]+[.F6])" office:value-type="float" office:value="0.463414634146342" calcext:value-type="float">
            <text:p>0.4634</text:p>
          </table:table-cell>
          <table:table-cell table:formula="of:=2*[.G6]*[.H6]/([.G6]+[.H6])" office:value-type="float" office:value="0.612903225806452" calcext:value-type="float">
            <text:p>0.6129</text:p>
          </table:table-cell>
          <table:table-cell table:formula="of:=[.C6]/[.B6]" office:value-type="float" office:value="0.604651162790698" calcext:value-type="float">
            <text:p>0.6047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]/([.D7]+[.E7])" office:value-type="float" office:value="0.95" calcext:value-type="float">
            <text:p>0.9500</text:p>
          </table:table-cell>
          <table:table-cell table:formula="of:=[.D7]/([.D7]+[.F7])" office:value-type="float" office:value="0.558823529411765" calcext:value-type="float">
            <text:p>0.5588</text:p>
          </table:table-cell>
          <table:table-cell table:formula="of:=2*[.G7]*[.H7]/([.G7]+[.H7])" office:value-type="float" office:value="0.703703703703704" calcext:value-type="float">
            <text:p>0.7037</text:p>
          </table:table-cell>
          <table:table-cell table:formula="of:=[.C7]/[.B7]" office:value-type="float" office:value="0.457142857142857" calcext:value-type="float">
            <text:p>0.4571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8]/([.D8]+[.E8])" office:value-type="float" office:value="0.914285714285714" calcext:value-type="float">
            <text:p>0.9143</text:p>
          </table:table-cell>
          <table:table-cell table:formula="of:=[.D8]/([.D8]+[.F8])" office:value-type="float" office:value="0.64" calcext:value-type="float">
            <text:p>0.6400</text:p>
          </table:table-cell>
          <table:table-cell table:formula="of:=2*[.G8]*[.H8]/([.G8]+[.H8])" office:value-type="float" office:value="0.752941176470588" calcext:value-type="float">
            <text:p>0.7529</text:p>
          </table:table-cell>
          <table:table-cell table:formula="of:=[.C8]/[.B8]" office:value-type="float" office:value="0.415094339622642" calcext:value-type="float">
            <text:p>0.4151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]/([.D9]+[.E9])" office:value-type="float" office:value="1" calcext:value-type="float">
            <text:p>1.0000</text:p>
          </table:table-cell>
          <table:table-cell table:formula="of:=[.D9]/([.D9]+[.F9])" office:value-type="float" office:value="0.642857142857143" calcext:value-type="float">
            <text:p>0.6429</text:p>
          </table:table-cell>
          <table:table-cell table:formula="of:=2*[.G9]*[.H9]/([.G9]+[.H9])" office:value-type="float" office:value="0.782608695652174" calcext:value-type="float">
            <text:p>0.7826</text:p>
          </table:table-cell>
          <table:table-cell table:formula="of:=[.C9]/[.B9]" office:value-type="float" office:value="0.357142857142857" calcext:value-type="float">
            <text:p>0.3571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]/([.D10]+[.E10])" office:value-type="float" office:value="1" calcext:value-type="float">
            <text:p>1.0000</text:p>
          </table:table-cell>
          <table:table-cell table:formula="of:=[.D10]/([.D10]+[.F10])" office:value-type="float" office:value="0.685714285714286" calcext:value-type="float">
            <text:p>0.6857</text:p>
          </table:table-cell>
          <table:table-cell table:formula="of:=2*[.G10]*[.H10]/([.G10]+[.H10])" office:value-type="float" office:value="0.813559322033898" calcext:value-type="float">
            <text:p>0.8136</text:p>
          </table:table-cell>
          <table:table-cell table:formula="of:=[.C10]/[.B10]" office:value-type="float" office:value="0.342857142857143" calcext:value-type="float">
            <text:p>0.3429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([.D11]+[.E11])" office:value-type="float" office:value="0.95" calcext:value-type="float">
            <text:p>0.9500</text:p>
          </table:table-cell>
          <table:table-cell table:formula="of:=[.D11]/([.D11]+[.F11])" office:value-type="float" office:value="0.655172413793103" calcext:value-type="float">
            <text:p>0.6552</text:p>
          </table:table-cell>
          <table:table-cell table:formula="of:=2*[.G11]*[.H11]/([.G11]+[.H11])" office:value-type="float" office:value="0.775510204081633" calcext:value-type="float">
            <text:p>0.7755</text:p>
          </table:table-cell>
          <table:table-cell table:formula="of:=[.C11]/[.B11]" office:value-type="float" office:value="0.33333333333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2]/([.D12]+[.E12])" office:value-type="float" office:value="1" calcext:value-type="float">
            <text:p>1.0000</text:p>
          </table:table-cell>
          <table:table-cell table:formula="of:=[.D12]/([.D12]+[.F12])" office:value-type="float" office:value="0.705882352941177" calcext:value-type="float">
            <text:p>0.7059</text:p>
          </table:table-cell>
          <table:table-cell table:formula="of:=2*[.G12]*[.H12]/([.G12]+[.H12])" office:value-type="float" office:value="0.827586206896552" calcext:value-type="float">
            <text:p>0.8276</text:p>
          </table:table-cell>
          <table:table-cell table:formula="of:=[.C12]/[.B12]" office:value-type="float" office:value="0.294117647058824" calcext:value-type="float">
            <text:p>0.2941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3]/([.D13]+[.E13])" office:value-type="float" office:value="1" calcext:value-type="float">
            <text:p>1.0000</text:p>
          </table:table-cell>
          <table:table-cell table:formula="of:=[.D13]/([.D13]+[.F13])" office:value-type="float" office:value="0.714285714285714" calcext:value-type="float">
            <text:p>0.7143</text:p>
          </table:table-cell>
          <table:table-cell table:formula="of:=2*[.G13]*[.H13]/([.G13]+[.H13])" office:value-type="float" office:value="0.833333333333333" calcext:value-type="float">
            <text:p>0.8333</text:p>
          </table:table-cell>
          <table:table-cell table:formula="of:=[.C13]/[.B13]" office:value-type="float" office:value="0.285714285714286" calcext:value-type="float">
            <text:p>0.2857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/([.D14]+[.E14])" office:value-type="float" office:value="1" calcext:value-type="float">
            <text:p>1.0000</text:p>
          </table:table-cell>
          <table:table-cell table:formula="of:=[.D14]/([.D14]+[.F14])" office:value-type="float" office:value="1" calcext:value-type="float">
            <text:p>1.0000</text:p>
          </table:table-cell>
          <table:table-cell table:formula="of:=2*[.G14]*[.H14]/([.G14]+[.H14])" office:value-type="float" office:value="1" calcext:value-type="float">
            <text:p>1.0000</text:p>
          </table:table-cell>
          <table:table-cell table:formula="of:=[.C14]/[.B14]" office:value-type="float" office:value="0.136363636363636" calcext:value-type="float">
            <text:p>0.1364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5]/([.D15]+[.E15])" office:value-type="float" office:value="0.976744186046512" calcext:value-type="float">
            <text:p>0.9767</text:p>
          </table:table-cell>
          <table:table-cell table:formula="of:=[.D15]/([.D15]+[.F15])" office:value-type="float" office:value="0.893617021276596" calcext:value-type="float">
            <text:p>0.8936</text:p>
          </table:table-cell>
          <table:table-cell table:formula="of:=2*[.G15]*[.H15]/([.G15]+[.H15])" office:value-type="float" office:value="0.933333333333333" calcext:value-type="float">
            <text:p>0.9333</text:p>
          </table:table-cell>
          <table:table-cell table:formula="of:=[.C15]/[.B15]" office:value-type="float" office:value="0.104166666666667" calcext:value-type="float">
            <text:p>0.1042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]/([.D16]+[.E16])" office:value-type="float" office:value="1" calcext:value-type="float">
            <text:p>1.0000</text:p>
          </table:table-cell>
          <table:table-cell table:formula="of:=[.D16]/([.D16]+[.F16])" office:value-type="float" office:value="0.782608695652174" calcext:value-type="float">
            <text:p>0.7826</text:p>
          </table:table-cell>
          <table:table-cell table:formula="of:=2*[.G16]*[.H16]/([.G16]+[.H16])" office:value-type="float" office:value="0.878048780487805" calcext:value-type="float">
            <text:p>0.8780</text:p>
          </table:table-cell>
          <table:table-cell table:formula="of:=[.C16]/[.B16]" office:value-type="float" office:value="0.0869565217391304" calcext:value-type="float">
            <text:p>0.0870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7]/([.D17]+[.E17])" office:value-type="float" office:value="1" calcext:value-type="float">
            <text:p>1.0000</text:p>
          </table:table-cell>
          <table:table-cell table:formula="of:=[.D17]/([.D17]+[.F17])" office:value-type="float" office:value="0.893617021276596" calcext:value-type="float">
            <text:p>0.8936</text:p>
          </table:table-cell>
          <table:table-cell table:formula="of:=2*[.G17]*[.H17]/([.G17]+[.H17])" office:value-type="float" office:value="0.943820224719101" calcext:value-type="float">
            <text:p>0.9438</text:p>
          </table:table-cell>
          <table:table-cell table:formula="of:=[.C17]/[.B17]" office:value-type="float" office:value="0.0851063829787234" calcext:value-type="float">
            <text:p>0.0851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18]/([.D18]+[.E18])" office:value-type="float" office:value="0.986842105263158" calcext:value-type="float">
            <text:p>0.9868</text:p>
          </table:table-cell>
          <table:table-cell table:formula="of:=[.D18]/([.D18]+[.F18])" office:value-type="float" office:value="0.75" calcext:value-type="float">
            <text:p>0.7500</text:p>
          </table:table-cell>
          <table:table-cell table:formula="of:=2*[.G18]*[.H18]/([.G18]+[.H18])" office:value-type="float" office:value="0.852272727272727" calcext:value-type="float">
            <text:p>0.8523</text:p>
          </table:table-cell>
          <table:table-cell table:formula="of:=[.C18]/[.B18]" office:value-type="float" office:value="0.0693069306930693" calcext:value-type="float">
            <text:p>0.0693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9]/([.D19]+[.E19])" office:value-type="float" office:value="0.989583333333333" calcext:value-type="float">
            <text:p>0.9896</text:p>
          </table:table-cell>
          <table:table-cell table:formula="of:=[.D19]/([.D19]+[.F19])" office:value-type="float" office:value="0.931372549019608" calcext:value-type="float">
            <text:p>0.9314</text:p>
          </table:table-cell>
          <table:table-cell table:formula="of:=2*[.G19]*[.H19]/([.G19]+[.H19])" office:value-type="float" office:value="0.95959595959596" calcext:value-type="float">
            <text:p>0.9596</text:p>
          </table:table-cell>
          <table:table-cell table:formula="of:=[.C19]/[.B19]" office:value-type="float" office:value="0.0679611650485437" calcext:value-type="float">
            <text:p>0.0680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float" office:value="0.962962962962963" calcext:value-type="float">
            <text:p>0.9630</text:p>
          </table:table-cell>
          <table:table-cell table:formula="of:=[.D20]/([.D20]+[.F20])" office:value-type="float" office:value="1" calcext:value-type="float">
            <text:p>1.0000</text:p>
          </table:table-cell>
          <table:table-cell table:formula="of:=2*[.G20]*[.H20]/([.G20]+[.H20])" office:value-type="float" office:value="0.981132075471698" calcext:value-type="float">
            <text:p>0.9811</text:p>
          </table:table-cell>
          <table:table-cell table:formula="of:=[.C20]/[.B20]" office:value-type="float" office:value="0.037037037037037" calcext:value-type="float">
            <text:p>0.0370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1]/([.D21]+[.E21])" office:value-type="float" office:value="1" calcext:value-type="float">
            <text:p>1.0000</text:p>
          </table:table-cell>
          <table:table-cell table:formula="of:=[.D21]/([.D21]+[.F21])" office:value-type="float" office:value="0.980769230769231" calcext:value-type="float">
            <text:p>0.9808</text:p>
          </table:table-cell>
          <table:table-cell table:formula="of:=2*[.G21]*[.H21]/([.G21]+[.H21])" office:value-type="float" office:value="0.990291262135922" calcext:value-type="float">
            <text:p>0.9903</text:p>
          </table:table-cell>
          <table:table-cell table:formula="of:=[.C21]/[.B21]" office:value-type="float" office:value="0.0192307692307692" calcext:value-type="float">
            <text:p>0.0192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/([.D22]+[.E22])" office:value-type="float" office:value="0.985915492957747" calcext:value-type="float">
            <text:p>0.9859</text:p>
          </table:table-cell>
          <table:table-cell table:formula="of:=[.D22]/([.D22]+[.F22])" office:value-type="float" office:value="1" calcext:value-type="float">
            <text:p>1.0000</text:p>
          </table:table-cell>
          <table:table-cell table:formula="of:=2*[.G22]*[.H22]/([.G22]+[.H22])" office:value-type="float" office:value="0.99290780141844" calcext:value-type="float">
            <text:p>0.9929</text:p>
          </table:table-cell>
          <table:table-cell table:formula="of:=[.C22]/[.B22]" office:value-type="float" office:value="0.0140845070422535" calcext:value-type="float">
            <text:p>0.0141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/([.D23]+[.E23])" office:value-type="float" office:value="1" calcext:value-type="float">
            <text:p>1.0000</text:p>
          </table:table-cell>
          <table:table-cell table:formula="of:=[.D23]/([.D23]+[.F23])" office:value-type="float" office:value="1" calcext:value-type="float">
            <text:p>1.0000</text:p>
          </table:table-cell>
          <table:table-cell table:formula="of:=2*[.G23]*[.H23]/([.G23]+[.H23])" office:value-type="float" office:value="1" calcext:value-type="float">
            <text:p>1.0000</text:p>
          </table:table-cell>
          <table:table-cell table:formula="of:=[.C23]/[.B23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/([.D24]+[.E24])" office:value-type="float" office:value="1" calcext:value-type="float">
            <text:p>1.0000</text:p>
          </table:table-cell>
          <table:table-cell table:formula="of:=[.D24]/([.D24]+[.F24])" office:value-type="float" office:value="1" calcext:value-type="float">
            <text:p>1.0000</text:p>
          </table:table-cell>
          <table:table-cell table:formula="of:=2*[.G24]*[.H24]/([.G24]+[.H24])" office:value-type="float" office:value="1" calcext:value-type="float">
            <text:p>1.0000</text:p>
          </table:table-cell>
          <table:table-cell table:formula="of:=[.C24]/[.B24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([.D25]+[.E25])" office:value-type="float" office:value="1" calcext:value-type="float">
            <text:p>1.0000</text:p>
          </table:table-cell>
          <table:table-cell table:formula="of:=[.D25]/([.D25]+[.F25])" office:value-type="float" office:value="1" calcext:value-type="float">
            <text:p>1.0000</text:p>
          </table:table-cell>
          <table:table-cell table:formula="of:=2*[.G25]*[.H25]/([.G25]+[.H25])" office:value-type="float" office:value="1" calcext:value-type="float">
            <text:p>1.0000</text:p>
          </table:table-cell>
          <table:table-cell table:formula="of:=[.C25]/[.B25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/([.D26]+[.E26])" office:value-type="float" office:value="1" calcext:value-type="float">
            <text:p>1.0000</text:p>
          </table:table-cell>
          <table:table-cell table:formula="of:=[.D26]/([.D26]+[.F26])" office:value-type="float" office:value="0.972972972972973" calcext:value-type="float">
            <text:p>0.9730</text:p>
          </table:table-cell>
          <table:table-cell table:formula="of:=2*[.G26]*[.H26]/([.G26]+[.H26])" office:value-type="float" office:value="0.986301369863014" calcext:value-type="float">
            <text:p>0.9863</text:p>
          </table:table-cell>
          <table:table-cell table:formula="of:=[.C26]/[.B26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]/([.D27]+[.E27])" office:value-type="float" office:value="1" calcext:value-type="float">
            <text:p>1.0000</text:p>
          </table:table-cell>
          <table:table-cell table:formula="of:=[.D27]/([.D27]+[.F27])" office:value-type="float" office:value="1" calcext:value-type="float">
            <text:p>1.0000</text:p>
          </table:table-cell>
          <table:table-cell table:formula="of:=2*[.G27]*[.H27]/([.G27]+[.H27])" office:value-type="float" office:value="1" calcext:value-type="float">
            <text:p>1.0000</text:p>
          </table:table-cell>
          <table:table-cell table:formula="of:=[.C27]/[.B27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/([.D28]+[.E28])" office:value-type="float" office:value="1" calcext:value-type="float">
            <text:p>1.0000</text:p>
          </table:table-cell>
          <table:table-cell table:formula="of:=[.D28]/([.D28]+[.F28])" office:value-type="float" office:value="1" calcext:value-type="float">
            <text:p>1.0000</text:p>
          </table:table-cell>
          <table:table-cell table:formula="of:=2*[.G28]*[.H28]/([.G28]+[.H28])" office:value-type="float" office:value="1" calcext:value-type="float">
            <text:p>1.0000</text:p>
          </table:table-cell>
          <table:table-cell table:formula="of:=[.C28]/[.B28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([.D29]+[.E29])" office:value-type="float" office:value="1" calcext:value-type="float">
            <text:p>1.0000</text:p>
          </table:table-cell>
          <table:table-cell table:formula="of:=[.D29]/([.D29]+[.F29])" office:value-type="float" office:value="1" calcext:value-type="float">
            <text:p>1.0000</text:p>
          </table:table-cell>
          <table:table-cell table:formula="of:=2*[.G29]*[.H29]/([.G29]+[.H29])" office:value-type="float" office:value="1" calcext:value-type="float">
            <text:p>1.0000</text:p>
          </table:table-cell>
          <table:table-cell table:formula="of:=[.C29]/[.B29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/([.D30]+[.E30])" office:value-type="float" office:value="1" calcext:value-type="float">
            <text:p>1.0000</text:p>
          </table:table-cell>
          <table:table-cell table:formula="of:=[.D30]/([.D30]+[.F30])" office:value-type="float" office:value="1" calcext:value-type="float">
            <text:p>1.0000</text:p>
          </table:table-cell>
          <table:table-cell table:formula="of:=2*[.G30]*[.H30]/([.G30]+[.H30])" office:value-type="float" office:value="1" calcext:value-type="float">
            <text:p>1.0000</text:p>
          </table:table-cell>
          <table:table-cell table:formula="of:=[.C30]/[.B30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]/([.D31]+[.E31])" office:value-type="float" office:value="1" calcext:value-type="float">
            <text:p>1.0000</text:p>
          </table:table-cell>
          <table:table-cell table:formula="of:=[.D31]/([.D31]+[.F31])" office:value-type="float" office:value="1" calcext:value-type="float">
            <text:p>1.0000</text:p>
          </table:table-cell>
          <table:table-cell table:formula="of:=2*[.G31]*[.H31]/([.G31]+[.H31])" office:value-type="float" office:value="1" calcext:value-type="float">
            <text:p>1.0000</text:p>
          </table:table-cell>
          <table:table-cell table:formula="of:=[.C31]/[.B31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/([.D32]+[.E32])" office:value-type="float" office:value="1" calcext:value-type="float">
            <text:p>1.0000</text:p>
          </table:table-cell>
          <table:table-cell table:formula="of:=[.D32]/([.D32]+[.F32])" office:value-type="float" office:value="1" calcext:value-type="float">
            <text:p>1.0000</text:p>
          </table:table-cell>
          <table:table-cell table:formula="of:=2*[.G32]*[.H32]/([.G32]+[.H32])" office:value-type="float" office:value="1" calcext:value-type="float">
            <text:p>1.0000</text:p>
          </table:table-cell>
          <table:table-cell table:formula="of:=[.C32]/[.B32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3]/([.D33]+[.E33])" office:value-type="float" office:value="0.933333333333333" calcext:value-type="float">
            <text:p>0.9333</text:p>
          </table:table-cell>
          <table:table-cell table:formula="of:=[.D33]/([.D33]+[.F33])" office:value-type="float" office:value="1" calcext:value-type="float">
            <text:p>1.0000</text:p>
          </table:table-cell>
          <table:table-cell table:formula="of:=2*[.G33]*[.H33]/([.G33]+[.H33])" office:value-type="float" office:value="0.96551724137931" calcext:value-type="float">
            <text:p>0.9655</text:p>
          </table:table-cell>
          <table:table-cell table:formula="of:=[.C33]/[.B33]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table:formula="of:=[.D34]/([.D34]+[.E34])" office:value-type="float" office:value="1" calcext:value-type="float">
            <text:p>1.0000</text:p>
          </table:table-cell>
          <table:table-cell table:style-name="ce123" table:formula="of:=[.D34]/([.D34]+[.F34])" office:value-type="float" office:value="1" calcext:value-type="float">
            <text:p>1.0000</text:p>
          </table:table-cell>
          <table:table-cell table:style-name="ce135" table:formula="of:=2*[.G34]*[.H34]/([.G34]+[.H34])" office:value-type="float" office:value="1" calcext:value-type="float">
            <text:p>1.0000</text:p>
          </table:table-cell>
          <table:table-cell table:formula="of:=[.C34]/[.B34]" office:value-type="float" office:value="0" calcext:value-type="float">
            <text:p>0.0000</text:p>
          </table:table-cell>
        </table:table-row>
        <table:table-row table:style-name="ro2">
          <table:table-cell table:style-name="ce109" table:number-columns-repeated="6"/>
          <table:table-cell table:style-name="ce119" table:formula="of:=AVERAGE([.G5:.G34])" office:value-type="float" office:value="0.985147634431489" calcext:value-type="float">
            <text:p>0.9851</text:p>
          </table:table-cell>
          <table:table-cell table:formula="of:=AVERAGE([.H5:.H34])" office:value-type="float" office:value="0.857424015578084" calcext:value-type="float">
            <text:p>0.8574</text:p>
          </table:table-cell>
          <table:table-cell table:style-name="ce20" table:formula="of:=AVERAGE([.I5:.I34])" office:value-type="float" office:value="0.906919628862596" calcext:value-type="float">
            <text:p>0.9069</text:p>
          </table:table-cell>
          <table:table-cell table:style-name="ce142"/>
        </table:table-row>
        <table:table-row table:style-name="ro3">
          <table:table-cell table:style-name="ce112"/>
          <table:table-cell table:style-name="ce109" table:number-columns-repeated="5"/>
          <table:table-cell table:style-name="ce119" table:formula="of:=VAR([.G5:.G34])" office:value-type="float" office:value="0.000746085537489998" calcext:value-type="float">
            <text:p>0.0007</text:p>
          </table:table-cell>
          <table:table-cell table:formula="of:=VAR([.H5:.H34])" office:value-type="float" office:value="0.0329181277368484" calcext:value-type="float">
            <text:p>0.0329</text:p>
          </table:table-cell>
          <table:table-cell table:style-name="ce119" table:formula="of:=VAR([.I5:.I34])" office:value-type="float" office:value="0.0144550254590867" calcext:value-type="float">
            <text:p>0.0145</text:p>
          </table:table-cell>
          <table:table-cell table:style-name="ce109"/>
        </table:table-row>
        <table:table-row table:style-name="ro4">
          <table:table-cell table:style-name="ce112"/>
          <table:table-cell table:style-name="ce109" table:number-columns-repeated="9"/>
        </table:table-row>
      </table:table>
      <table:table table:name="Level 2" table:style-name="ta1">
        <office:forms form:automatic-focus="false" form:apply-design-mode="false"/>
        <table:table-column table:style-name="co3" table:default-cell-style-name="ce108"/>
        <table:table-column table:style-name="co2" table:number-columns-repeated="3" table:default-cell-style-name="ce108"/>
        <table:table-column table:style-name="co2" table:default-cell-style-name="ce117"/>
        <table:table-column table:style-name="co2" table:default-cell-style-name="ce49"/>
        <table:table-column table:style-name="co2" table:default-cell-style-name="ce130"/>
        <table:table-column table:style-name="co2" table:default-cell-style-name="ce137"/>
        <table:table-column table:style-name="co2" table:number-columns-repeated="2" table:default-cell-style-name="ce108"/>
        <table:table-row table:style-name="ro2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Level 2 - Evaluation of pairs-like relations generation in Biopatternsg - Table 9</text:p>
          </table:table-cell>
          <table:covered-table-cell table:number-columns-repeated="9" table:style-name="Default"/>
        </table:table-row>
        <table:table-row table:style-name="ro5">
          <table:table-cell table:style-name="ce1"/>
          <table:table-cell table:style-name="Default" table:number-columns-repeated="9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14" office:value-type="string" calcext:value-type="string">
            <text:p>Precision</text:p>
          </table:table-cell>
          <table:table-cell table:style-name="ce114" office:value-type="string" calcext:value-type="string">
            <text:p>Recall</text:p>
          </table:table-cell>
          <table:table-cell table:style-name="ce114" office:value-type="string" calcext:value-type="string">
            <text:p>F1</text:p>
          </table:table-cell>
          <table:table-cell table:style-name="ce108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115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[.B6]/([.B6]+[.C6])" office:value-type="float" office:value="0.0731707317073171" calcext:value-type="float">
            <text:p>0.0732</text:p>
          </table:table-cell>
          <table:table-cell table:style-name="ce47" table:formula="of:=[.B6]/([.B6]+[.D6])" office:value-type="float" office:value="0.0254237288135593" calcext:value-type="float">
            <text:p>0.0254</text:p>
          </table:table-cell>
          <table:table-cell table:formula="of:=2*[.E6]*[.F6]/([.E6]+[.F6])" office:value-type="float" office:value="0.0377358490566038" calcext:value-type="float">
            <text:p>0.0377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[.B7]/([.B7]+[.C7])" office:value-type="float" office:value="0.170212765957447" calcext:value-type="float">
            <text:p>0.1702</text:p>
          </table:table-cell>
          <table:table-cell table:style-name="ce47" table:formula="of:=[.B7]/([.B7]+[.D7])" office:value-type="float" office:value="0.103896103896104" calcext:value-type="float">
            <text:p>0.1039</text:p>
          </table:table-cell>
          <table:table-cell table:formula="of:=2*[.E7]*[.F7]/([.E7]+[.F7])" office:value-type="float" office:value="0.129032258064516" calcext:value-type="float">
            <text:p>0.1290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8]/([.B8]+[.C8])" office:value-type="float" office:value="0.0208333333333333" calcext:value-type="float">
            <text:p>0.0208</text:p>
          </table:table-cell>
          <table:table-cell table:style-name="ce47" table:formula="of:=[.B8]/([.B8]+[.D8])" office:value-type="float" office:value="0.00961538461538462" calcext:value-type="float">
            <text:p>0.0096</text:p>
          </table:table-cell>
          <table:table-cell table:formula="of:=2*[.E8]*[.F8]/([.E8]+[.F8])" office:value-type="float" office:value="0.0131578947368421" calcext:value-type="float">
            <text:p>0.0132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table:formula="of:=[.B9]/([.B9]+[.C9])" office:value-type="float" office:value="0.0522875816993464" calcext:value-type="float">
            <text:p>0.0523</text:p>
          </table:table-cell>
          <table:table-cell table:style-name="ce47" table:formula="of:=[.B9]/([.B9]+[.D9])" office:value-type="float" office:value="0.0788177339901478" calcext:value-type="float">
            <text:p>0.0788</text:p>
          </table:table-cell>
          <table:table-cell table:formula="of:=2*[.E9]*[.F9]/([.E9]+[.F9])" office:value-type="float" office:value="0.0628683693516699" calcext:value-type="float">
            <text:p>0.062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10]/([.B10]+[.C10])" office:value-type="float" office:value="0.405405405405405" calcext:value-type="float">
            <text:p>0.4054</text:p>
          </table:table-cell>
          <table:table-cell table:style-name="ce48" table:formula="of:=[.B10]/([.B10]+[.D10])" office:value-type="float" office:value="0.185185185185185" calcext:value-type="float">
            <text:p>0.1852</text:p>
          </table:table-cell>
          <table:table-cell table:formula="of:=2*[.E10]*[.F10]/([.E10]+[.F10])" office:value-type="float" office:value="0.254237288135593" calcext:value-type="float">
            <text:p>0.2542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table:formula="of:=[.B11]/([.B11]+[.C11])" office:value-type="float" office:value="0.326086956521739" calcext:value-type="float">
            <text:p>0.3261</text:p>
          </table:table-cell>
          <table:table-cell table:style-name="ce47" table:formula="of:=[.B11]/([.B11]+[.D11])" office:value-type="float" office:value="0.0879765395894428" calcext:value-type="float">
            <text:p>0.0880</text:p>
          </table:table-cell>
          <table:table-cell table:formula="of:=2*[.E11]*[.F11]/([.E11]+[.F11])" office:value-type="float" office:value="0.138568129330254" calcext:value-type="float">
            <text:p>0.13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12]/([.B12]+[.C12])" office:value-type="float" office:value="0.0704225352112676" calcext:value-type="float">
            <text:p>0.0704</text:p>
          </table:table-cell>
          <table:table-cell table:style-name="ce47" table:formula="of:=[.B12]/([.B12]+[.D12])" office:value-type="float" office:value="0.036231884057971" calcext:value-type="float">
            <text:p>0.0362</text:p>
          </table:table-cell>
          <table:table-cell table:formula="of:=2*[.E12]*[.F12]/([.E12]+[.F12])" office:value-type="float" office:value="0.0478468899521531" calcext:value-type="float">
            <text:p>0.04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13]/([.B13]+[.C13])" office:value-type="float" office:value="0.56969696969697" calcext:value-type="float">
            <text:p>0.5697</text:p>
          </table:table-cell>
          <table:table-cell table:formula="of:=[.B13]/([.B13]+[.D13])" office:value-type="float" office:value="0.92156862745098" calcext:value-type="float">
            <text:p>0.9216</text:p>
          </table:table-cell>
          <table:table-cell table:formula="of:=2*[.E13]*[.F13]/([.E13]+[.F13])" office:value-type="float" office:value="0.704119850187266" calcext:value-type="float">
            <text:p>0.7041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14]/([.B14]+[.C14])" office:value-type="float" office:value="0.3125" calcext:value-type="float">
            <text:p>0.3125</text:p>
          </table:table-cell>
          <table:table-cell table:formula="of:=[.B14]/([.B14]+[.D14])" office:value-type="float" office:value="0.714285714285714" calcext:value-type="float">
            <text:p>0.7143</text:p>
          </table:table-cell>
          <table:table-cell table:formula="of:=2*[.E14]*[.F14]/([.E14]+[.F14])" office:value-type="float" office:value="0.434782608695652" calcext:value-type="float">
            <text:p>0.4348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B15]/([.B15]+[.C15])" office:value-type="float" office:value="0.0725274725274725" calcext:value-type="float">
            <text:p>0.0725</text:p>
          </table:table-cell>
          <table:table-cell table:formula="of:=[.B15]/([.B15]+[.D15])" office:value-type="float" office:value="0.868421052631579" calcext:value-type="float">
            <text:p>0.8684</text:p>
          </table:table-cell>
          <table:table-cell table:formula="of:=2*[.E15]*[.F15]/([.E15]+[.F15])" office:value-type="float" office:value="0.133874239350913" calcext:value-type="float">
            <text:p>0.1339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formula="of:=[.B16]/([.B16]+[.C16])" office:value-type="float" office:value="0.464840182648402" calcext:value-type="float">
            <text:p>0.4648</text:p>
          </table:table-cell>
          <table:table-cell table:style-name="ce48" table:formula="of:=[.B16]/([.B16]+[.D16])" office:value-type="float" office:value="0.477038425492034" calcext:value-type="float">
            <text:p>0.4770</text:p>
          </table:table-cell>
          <table:table-cell table:formula="of:=2*[.E16]*[.F16]/([.E16]+[.F16])" office:value-type="float" office:value="0.470860314523589" calcext:value-type="float">
            <text:p>0.47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table:formula="of:=[.B17]/([.B17]+[.C17])" office:value-type="float" office:value="0.451652386780906" calcext:value-type="float">
            <text:p>0.4517</text:p>
          </table:table-cell>
          <table:table-cell table:style-name="ce48" table:formula="of:=[.B17]/([.B17]+[.D17])" office:value-type="float" office:value="0.367164179104478" calcext:value-type="float">
            <text:p>0.3672</text:p>
          </table:table-cell>
          <table:table-cell table:formula="of:=2*[.E17]*[.F17]/([.E17]+[.F17])" office:value-type="float" office:value="0.405049396267838" calcext:value-type="float">
            <text:p>0.4050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table:formula="of:=[.B18]/([.B18]+[.C18])" office:value-type="float" office:value="0.480880648899189" calcext:value-type="float">
            <text:p>0.4809</text:p>
          </table:table-cell>
          <table:table-cell table:style-name="ce48" table:formula="of:=[.B18]/([.B18]+[.D18])" office:value-type="float" office:value="0.415415415415415" calcext:value-type="float">
            <text:p>0.4154</text:p>
          </table:table-cell>
          <table:table-cell table:formula="of:=2*[.E18]*[.F18]/([.E18]+[.F18])" office:value-type="float" office:value="0.445757250268528" calcext:value-type="float">
            <text:p>0.4458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3978" calcext:value-type="float">
            <text:p>3978</text:p>
          </table:table-cell>
          <table:table-cell table:formula="of:=[.B19]/([.B19]+[.C19])" office:value-type="float" office:value="0.257048092868988" calcext:value-type="float">
            <text:p>0.2570</text:p>
          </table:table-cell>
          <table:table-cell table:style-name="ce47" table:formula="of:=[.B19]/([.B19]+[.D19])" office:value-type="float" office:value="0.0375030244374546" calcext:value-type="float">
            <text:p>0.0375</text:p>
          </table:table-cell>
          <table:table-cell table:formula="of:=2*[.E19]*[.F19]/([.E19]+[.F19])" office:value-type="float" office:value="0.0654560810810811" calcext:value-type="float">
            <text:p>0.06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4113" calcext:value-type="float">
            <text:p>4113</text:p>
          </table:table-cell>
          <table:table-cell table:formula="of:=[.B20]/([.B20]+[.C20])" office:value-type="float" office:value="0.395402298850575" calcext:value-type="float">
            <text:p>0.3954</text:p>
          </table:table-cell>
          <table:table-cell table:style-name="ce47" table:formula="of:=[.B20]/([.B20]+[.D20])" office:value-type="float" office:value="0.0401400233372229" calcext:value-type="float">
            <text:p>0.0401</text:p>
          </table:table-cell>
          <table:table-cell table:formula="of:=2*[.E20]*[.F20]/([.E20]+[.F20])" office:value-type="float" office:value="0.0728813559322034" calcext:value-type="float">
            <text:p>0.0729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17" calcext:value-type="float">
            <text:p>217</text:p>
          </table:table-cell>
          <table:table-cell office:value-type="float" office:value="681" calcext:value-type="float">
            <text:p>681</text:p>
          </table:table-cell>
          <table:table-cell office:value-type="float" office:value="133" calcext:value-type="float">
            <text:p>133</text:p>
          </table:table-cell>
          <table:table-cell table:formula="of:=[.B21]/([.B21]+[.C21])" office:value-type="float" office:value="0.241648106904232" calcext:value-type="float">
            <text:p>0.2416</text:p>
          </table:table-cell>
          <table:table-cell table:style-name="ce48" table:formula="of:=[.B21]/([.B21]+[.D21])" office:value-type="float" office:value="0.62" calcext:value-type="float">
            <text:p>0.6200</text:p>
          </table:table-cell>
          <table:table-cell table:formula="of:=2*[.E21]*[.F21]/([.E21]+[.F21])" office:value-type="float" office:value="0.34775641025641" calcext:value-type="float">
            <text:p>0.3478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formula="of:=[.B22]/([.B22]+[.C22])" office:value-type="float" office:value="0.406779661016949" calcext:value-type="float">
            <text:p>0.4068</text:p>
          </table:table-cell>
          <table:table-cell table:style-name="ce47" table:formula="of:=[.B22]/([.B22]+[.D22])" office:value-type="float" office:value="0.0974289580514208" calcext:value-type="float">
            <text:p>0.0974</text:p>
          </table:table-cell>
          <table:table-cell table:formula="of:=2*[.E22]*[.F22]/([.E22]+[.F22])" office:value-type="float" office:value="0.157205240174673" calcext:value-type="float">
            <text:p>0.157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table:formula="of:=[.B23]/([.B23]+[.C23])" office:value-type="float" office:value="0.0898321816386969" calcext:value-type="float">
            <text:p>0.0898</text:p>
          </table:table-cell>
          <table:table-cell table:formula="of:=[.B23]/([.B23]+[.D23])" office:value-type="float" office:value="0.741847826086957" calcext:value-type="float">
            <text:p>0.7418</text:p>
          </table:table-cell>
          <table:table-cell table:formula="of:=2*[.E23]*[.F23]/([.E23]+[.F23])" office:value-type="float" office:value="0.160258291752275" calcext:value-type="float">
            <text:p>0.16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24]/([.B24]+[.C24])" office:value-type="float" office:value="0.305084745762712" calcext:value-type="float">
            <text:p>0.3051</text:p>
          </table:table-cell>
          <table:table-cell table:formula="of:=[.B24]/([.B24]+[.D24])" office:value-type="float" office:value="0.9" calcext:value-type="float">
            <text:p>0.9000</text:p>
          </table:table-cell>
          <table:table-cell table:formula="of:=2*[.E24]*[.F24]/([.E24]+[.F24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[.B25]/([.B25]+[.C25])" office:value-type="float" office:value="0.408805031446541" calcext:value-type="float">
            <text:p>0.4088</text:p>
          </table:table-cell>
          <table:table-cell table:style-name="ce48" table:formula="of:=[.B25]/([.B25]+[.D25])" office:value-type="float" office:value="0.643564356435644" calcext:value-type="float">
            <text:p>0.6436</text:p>
          </table:table-cell>
          <table:table-cell table:formula="of:=2*[.E25]*[.F25]/([.E25]+[.F25])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26]/([.B26]+[.C26])" office:value-type="float" office:value="0.415254237288136" calcext:value-type="float">
            <text:p>0.4153</text:p>
          </table:table-cell>
          <table:table-cell table:formula="of:=[.B26]/([.B26]+[.D26])" office:value-type="float" office:value="0.765625" calcext:value-type="float">
            <text:p>0.7656</text:p>
          </table:table-cell>
          <table:table-cell table:formula="of:=2*[.E26]*[.F26]/([.E26]+[.F26])" office:value-type="float" office:value="0.538461538461538" calcext:value-type="float">
            <text:p>0.538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table:formula="of:=[.B27]/([.B27]+[.C27])" office:value-type="float" office:value="0.301075268817204" calcext:value-type="float">
            <text:p>0.3011</text:p>
          </table:table-cell>
          <table:table-cell table:style-name="ce48" table:formula="of:=[.B27]/([.B27]+[.D27])" office:value-type="float" office:value="0.337349397590361" calcext:value-type="float">
            <text:p>0.3373</text:p>
          </table:table-cell>
          <table:table-cell table:formula="of:=2*[.E27]*[.F27]/([.E27]+[.F27])" office:value-type="float" office:value="0.318181818181818" calcext:value-type="float">
            <text:p>0.318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28]/([.B28]+[.C28])" office:value-type="float" office:value="0.183246073298429" calcext:value-type="float">
            <text:p>0.1832</text:p>
          </table:table-cell>
          <table:table-cell table:formula="of:=[.B28]/([.B28]+[.D28])" office:value-type="float" office:value="0.972222222222222" calcext:value-type="float">
            <text:p>0.9722</text:p>
          </table:table-cell>
          <table:table-cell table:formula="of:=2*[.E28]*[.F28]/([.E28]+[.F28])" office:value-type="float" office:value="0.308370044052863" calcext:value-type="float">
            <text:p>0.308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formula="of:=[.B29]/([.B29]+[.C29])" office:value-type="float" office:value="0.423728813559322" calcext:value-type="float">
            <text:p>0.4237</text:p>
          </table:table-cell>
          <table:table-cell table:style-name="ce47" table:formula="of:=[.B29]/([.B29]+[.D29])" office:value-type="float" office:value="0.0422297297297297" calcext:value-type="float">
            <text:p>0.0422</text:p>
          </table:table-cell>
          <table:table-cell table:formula="of:=2*[.E29]*[.F29]/([.E29]+[.F29])" office:value-type="float" office:value="0.0768049155145929" calcext:value-type="float">
            <text:p>0.076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30]/([.B30]+[.C30])" office:value-type="float" office:value="0.391304347826087" calcext:value-type="float">
            <text:p>0.3913</text:p>
          </table:table-cell>
          <table:table-cell table:style-name="ce48" table:formula="of:=[.B30]/([.B30]+[.D30])" office:value-type="float" office:value="0.545454545454545" calcext:value-type="float">
            <text:p>0.5455</text:p>
          </table:table-cell>
          <table:table-cell table:formula="of:=2*[.E30]*[.F30]/([.E30]+[.F30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B31]/([.B31]+[.C31])" office:value-type="float" office:value="0.506329113924051" calcext:value-type="float">
            <text:p>0.5063</text:p>
          </table:table-cell>
          <table:table-cell table:style-name="ce48" table:formula="of:=[.B31]/([.B31]+[.D31])" office:value-type="float" office:value="0.571428571428571" calcext:value-type="float">
            <text:p>0.5714</text:p>
          </table:table-cell>
          <table:table-cell table:formula="of:=2*[.E31]*[.F31]/([.E31]+[.F31])" office:value-type="float" office:value="0.536912751677852" calcext:value-type="float">
            <text:p>0.536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B32]/([.B32]+[.C32])" office:value-type="float" office:value="0.261744966442953" calcext:value-type="float">
            <text:p>0.2617</text:p>
          </table:table-cell>
          <table:table-cell table:formula="of:=[.B32]/([.B32]+[.D32])" office:value-type="float" office:value="0.75" calcext:value-type="float">
            <text:p>0.7500</text:p>
          </table:table-cell>
          <table:table-cell table:formula="of:=2*[.E32]*[.F32]/([.E32]+[.F32])" office:value-type="float" office:value="0.388059701492537" calcext:value-type="float">
            <text:p>0.388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B33]/([.B33]+[.C33])" office:value-type="float" office:value="0.22463768115942" calcext:value-type="float">
            <text:p>0.2246</text:p>
          </table:table-cell>
          <table:table-cell table:formula="of:=[.B33]/([.B33]+[.D33])" office:value-type="float" office:value="0.53448275862069" calcext:value-type="float">
            <text:p>0.5345</text:p>
          </table:table-cell>
          <table:table-cell table:formula="of:=2*[.E33]*[.F33]/([.E33]+[.F33])" office:value-type="float" office:value="0.316326530612245" calcext:value-type="float">
            <text:p>0.316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[.B34]/([.B34]+[.C34])" office:value-type="float" office:value="0.428571428571429" calcext:value-type="float">
            <text:p>0.4286</text:p>
          </table:table-cell>
          <table:table-cell table:formula="of:=[.B34]/([.B34]+[.D34])" office:value-type="float" office:value="0.826347305389222" calcext:value-type="float">
            <text:p>0.8263</text:p>
          </table:table-cell>
          <table:table-cell table:formula="of:=2*[.E34]*[.F34]/([.E34]+[.F34])" office:value-type="float" office:value="0.564417177914111" calcext:value-type="float">
            <text:p>0.56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float" office:value="0.41025641025641" calcext:value-type="float">
            <text:p>0.4103</text:p>
          </table:table-cell>
          <table:table-cell table:formula="of:=[.B35]/([.B35]+[.D35])" office:value-type="float" office:value="1" calcext:value-type="float">
            <text:p>1.0000</text:p>
          </table:table-cell>
          <table:table-cell table:formula="of:=2*[.E35]*[.F35]/([.E35]+[.F35])" office:value-type="float" office:value="0.581818181818182" calcext:value-type="float">
            <text:p>0.581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09"/>
          <table:table-cell table:style-name="ce109" table:formula="of:=SUM([.B6:.B35] )" office:value-type="float" office:value="3073" calcext:value-type="float">
            <text:p>3073</text:p>
          </table:table-cell>
          <table:table-cell table:style-name="ce109" table:formula="of:=SUM([.C6:.C35] )" office:value-type="float" office:value="8037" calcext:value-type="float">
            <text:p>8037</text:p>
          </table:table-cell>
          <table:table-cell table:style-name="ce109" table:formula="of:=SUM([.D6:.D35] )" office:value-type="float" office:value="12742" calcext:value-type="float">
            <text:p>12742</text:p>
          </table:table-cell>
          <table:table-cell table:style-name="ce119" table:formula="of:=AVERAGE([.E6:.E35])" office:value-type="float" office:value="0.304042181000698" calcext:value-type="float">
            <text:p>0.3040</text:p>
          </table:table-cell>
          <table:table-cell table:style-name="ce119" table:formula="of:=AVERAGE([.F6:.F35])" office:value-type="float" office:value="0.457222123110401" calcext:value-type="float">
            <text:p>0.4572</text:p>
          </table:table-cell>
          <table:table-cell table:style-name="ce119" table:formula="of:=AVERAGE([.G6:.G35])" office:value-type="float" office:value="0.304073092730236" calcext:value-type="float">
            <text:p>0.3041</text:p>
          </table:table-cell>
          <table:table-cell table:style-name="ce109" table:number-columns-repeated="3"/>
        </table:table-row>
        <table:table-row table:style-name="ro2">
          <table:table-cell table:style-name="ce109" table:number-columns-repeated="4"/>
          <table:table-cell table:style-name="ce119" table:formula="of:=VAR([.E6:.E35])" office:value-type="float" office:value="0.0237887785157207" calcext:value-type="float">
            <text:p>0.0238</text:p>
          </table:table-cell>
          <table:table-cell table:style-name="ce119" table:formula="of:=VAR([.F6:.F35])" office:value-type="float" office:value="0.117641539094022" calcext:value-type="float">
            <text:p>0.1176</text:p>
          </table:table-cell>
          <table:table-cell table:style-name="ce119" table:formula="of:=2*[.E36]*[.F36]/([.E36]+[.F36])" office:value-type="float" office:value="0.365220885207743" calcext:value-type="float">
            <text:p>0.3652</text:p>
          </table:table-cell>
          <table:table-cell table:style-name="ce109" table:number-columns-repeated="3"/>
        </table:table-row>
        <table:table-row table:style-name="ro2">
          <table:table-cell table:style-name="ce109" table:number-columns-repeated="4"/>
          <table:table-cell table:style-name="ce119" table:number-columns-repeated="2"/>
          <table:table-cell table:style-name="ce119" table:formula="of:=VAR([.G6:.G35])" office:value-type="float" office:value="0.039867356419702" calcext:value-type="float">
            <text:p>0.0399</text:p>
          </table:table-cell>
          <table:table-cell table:style-name="ce109" table:number-columns-repeated="3"/>
        </table:table-row>
        <table:table-row table:style-name="ro2">
          <table:table-cell table:style-name="ce109" table:number-columns-repeated="4"/>
          <table:table-cell table:style-name="ce119" table:number-columns-repeated="3"/>
          <table:table-cell table:style-name="ce109" table:number-columns-repeated="3"/>
        </table:table-row>
        <table:table-row table:style-name="ro1">
          <table:table-cell table:style-name="ce30" office:value-type="string" calcext:value-type="string" table:number-columns-spanned="10" table:number-rows-spanned="1">
            <text:p>Level 2 - Evaluation of pairs-like relations generation in Biopatternsg - Table 12 - with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14" office:value-type="string" calcext:value-type="string">
            <text:p>Precision</text:p>
          </table:table-cell>
          <table:table-cell table:style-name="ce114" office:value-type="string" calcext:value-type="string">
            <text:p>Recall</text:p>
          </table:table-cell>
          <table:table-cell table:style-name="ce114" office:value-type="string" calcext:value-type="string">
            <text:p>F1</text:p>
          </table:table-cell>
          <table:table-cell table:style-name="ce108" office:value-type="string" calcext:value-type="string">
            <text:p>sm/objs</text:p>
          </table:table-cell>
          <table:table-cell office:value-type="string" calcext:value-type="string">
            <text:p>sm</text:p>
          </table:table-cell>
          <table:table-cell table:style-name="ce115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[.B43]/([.B43]+[.C43])" office:value-type="float" office:value="0.0731707317073171" calcext:value-type="float">
            <text:p>0.0732</text:p>
          </table:table-cell>
          <table:table-cell table:style-name="ce47" table:formula="of:=[.B43]/([.B43]+[.D43])" office:value-type="float" office:value="0.0254237288135593" calcext:value-type="float">
            <text:p>0.0254</text:p>
          </table:table-cell>
          <table:table-cell table:formula="of:=2*[.E43]*[.F43]/([.E43]+[.F43])" office:value-type="float" office:value="0.0377358490566038" calcext:value-type="float">
            <text:p>0.0377</text:p>
          </table:table-cell>
          <table:table-cell office:value-type="float" office:value="0.6129" calcext:value-type="float">
            <text:p>0.61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[.B44]/([.B44]+[.C44])" office:value-type="float" office:value="0.170212765957447" calcext:value-type="float">
            <text:p>0.1702</text:p>
          </table:table-cell>
          <table:table-cell table:style-name="ce47" table:formula="of:=[.B44]/([.B44]+[.D44])" office:value-type="float" office:value="0.103896103896104" calcext:value-type="float">
            <text:p>0.1039</text:p>
          </table:table-cell>
          <table:table-cell table:formula="of:=2*[.E44]*[.F44]/([.E44]+[.F44])" office:value-type="float" office:value="0.129032258064516" calcext:value-type="float">
            <text:p>0.1290</text:p>
          </table:table-cell>
          <table:table-cell office:value-type="float" office:value="0.6047" calcext:value-type="float">
            <text:p>0.60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45]/([.B45]+[.C45])" office:value-type="float" office:value="0.0208333333333333" calcext:value-type="float">
            <text:p>0.0208</text:p>
          </table:table-cell>
          <table:table-cell table:style-name="ce47" table:formula="of:=[.B45]/([.B45]+[.D45])" office:value-type="float" office:value="0.00961538461538462" calcext:value-type="float">
            <text:p>0.0096</text:p>
          </table:table-cell>
          <table:table-cell table:formula="of:=2*[.E45]*[.F45]/([.E45]+[.F45])" office:value-type="float" office:value="0.0131578947368421" calcext:value-type="float">
            <text:p>0.0132</text:p>
          </table:table-cell>
          <table:table-cell office:value-type="float" office:value="0.4571" calcext:value-type="float">
            <text:p>0.457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table:formula="of:=[.B46]/([.B46]+[.C46])" office:value-type="float" office:value="0.0522875816993464" calcext:value-type="float">
            <text:p>0.0523</text:p>
          </table:table-cell>
          <table:table-cell table:style-name="ce47" table:formula="of:=[.B46]/([.B46]+[.D46])" office:value-type="float" office:value="0.0788177339901478" calcext:value-type="float">
            <text:p>0.0788</text:p>
          </table:table-cell>
          <table:table-cell table:formula="of:=2*[.E46]*[.F46]/([.E46]+[.F46])" office:value-type="float" office:value="0.0628683693516699" calcext:value-type="float">
            <text:p>0.062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47]/([.B47]+[.C47])" office:value-type="float" office:value="0.405405405405405" calcext:value-type="float">
            <text:p>0.4054</text:p>
          </table:table-cell>
          <table:table-cell table:style-name="ce48" table:formula="of:=[.B47]/([.B47]+[.D47])" office:value-type="float" office:value="0.185185185185185" calcext:value-type="float">
            <text:p>0.1852</text:p>
          </table:table-cell>
          <table:table-cell table:formula="of:=2*[.E47]*[.F47]/([.E47]+[.F47])" office:value-type="float" office:value="0.254237288135593" calcext:value-type="float">
            <text:p>0.2542</text:p>
          </table:table-cell>
          <table:table-cell office:value-type="float" office:value="0.3571" calcext:value-type="float">
            <text:p>0.35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table:formula="of:=[.B48]/([.B48]+[.C48])" office:value-type="float" office:value="0.326086956521739" calcext:value-type="float">
            <text:p>0.3261</text:p>
          </table:table-cell>
          <table:table-cell table:style-name="ce47" table:formula="of:=[.B48]/([.B48]+[.D48])" office:value-type="float" office:value="0.0879765395894428" calcext:value-type="float">
            <text:p>0.0880</text:p>
          </table:table-cell>
          <table:table-cell table:formula="of:=2*[.E48]*[.F48]/([.E48]+[.F48])" office:value-type="float" office:value="0.138568129330254" calcext:value-type="float">
            <text:p>0.13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49]/([.B49]+[.C49])" office:value-type="float" office:value="0.0704225352112676" calcext:value-type="float">
            <text:p>0.0704</text:p>
          </table:table-cell>
          <table:table-cell table:style-name="ce47" table:formula="of:=[.B49]/([.B49]+[.D49])" office:value-type="float" office:value="0.036231884057971" calcext:value-type="float">
            <text:p>0.0362</text:p>
          </table:table-cell>
          <table:table-cell table:formula="of:=2*[.E49]*[.F49]/([.E49]+[.F49])" office:value-type="float" office:value="0.0478468899521531" calcext:value-type="float">
            <text:p>0.04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50]/([.B50]+[.C50])" office:value-type="float" office:value="0.56969696969697" calcext:value-type="float">
            <text:p>0.5697</text:p>
          </table:table-cell>
          <table:table-cell table:formula="of:=[.B50]/([.B50]+[.D50])" office:value-type="float" office:value="0.92156862745098" calcext:value-type="float">
            <text:p>0.9216</text:p>
          </table:table-cell>
          <table:table-cell table:formula="of:=2*[.E50]*[.F50]/([.E50]+[.F50])" office:value-type="float" office:value="0.704119850187266" calcext:value-type="float">
            <text:p>0.7041</text:p>
          </table:table-cell>
          <table:table-cell office:value-type="float" office:value="0.2941" calcext:value-type="float">
            <text:p>0.294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51]/([.B51]+[.C51])" office:value-type="float" office:value="0.3125" calcext:value-type="float">
            <text:p>0.3125</text:p>
          </table:table-cell>
          <table:table-cell table:formula="of:=[.B51]/([.B51]+[.D51])" office:value-type="float" office:value="0.714285714285714" calcext:value-type="float">
            <text:p>0.7143</text:p>
          </table:table-cell>
          <table:table-cell table:formula="of:=2*[.E51]*[.F51]/([.E51]+[.F51])" office:value-type="float" office:value="0.434782608695652" calcext:value-type="float">
            <text:p>0.4348</text:p>
          </table:table-cell>
          <table:table-cell office:value-type="float" office:value="0.2857" calcext:value-type="float">
            <text:p>0.28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B52]/([.B52]+[.C52])" office:value-type="float" office:value="0.0725274725274725" calcext:value-type="float">
            <text:p>0.0725</text:p>
          </table:table-cell>
          <table:table-cell table:formula="of:=[.B52]/([.B52]+[.D52])" office:value-type="float" office:value="0.868421052631579" calcext:value-type="float">
            <text:p>0.8684</text:p>
          </table:table-cell>
          <table:table-cell table:formula="of:=2*[.E52]*[.F52]/([.E52]+[.F52])" office:value-type="float" office:value="0.133874239350913" calcext:value-type="float">
            <text:p>0.1339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formula="of:=[.B53]/([.B53]+[.C53])" office:value-type="float" office:value="0.464840182648402" calcext:value-type="float">
            <text:p>0.4648</text:p>
          </table:table-cell>
          <table:table-cell table:style-name="ce48" table:formula="of:=[.B53]/([.B53]+[.D53])" office:value-type="float" office:value="0.477038425492034" calcext:value-type="float">
            <text:p>0.4770</text:p>
          </table:table-cell>
          <table:table-cell table:formula="of:=2*[.E53]*[.F53]/([.E53]+[.F53])" office:value-type="float" office:value="0.470860314523589" calcext:value-type="float">
            <text:p>0.47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table:formula="of:=[.B54]/([.B54]+[.C54])" office:value-type="float" office:value="0.451652386780906" calcext:value-type="float">
            <text:p>0.4517</text:p>
          </table:table-cell>
          <table:table-cell table:style-name="ce48" table:formula="of:=[.B54]/([.B54]+[.D54])" office:value-type="float" office:value="0.367164179104478" calcext:value-type="float">
            <text:p>0.3672</text:p>
          </table:table-cell>
          <table:table-cell table:formula="of:=2*[.E54]*[.F54]/([.E54]+[.F54])" office:value-type="float" office:value="0.405049396267838" calcext:value-type="float">
            <text:p>0.4050</text:p>
          </table:table-cell>
          <table:table-cell office:value-type="float" office:value="0.087" calcext:value-type="float">
            <text:p>0.08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table:formula="of:=[.B55]/([.B55]+[.C55])" office:value-type="float" office:value="0.480880648899189" calcext:value-type="float">
            <text:p>0.4809</text:p>
          </table:table-cell>
          <table:table-cell table:style-name="ce48" table:formula="of:=[.B55]/([.B55]+[.D55])" office:value-type="float" office:value="0.415415415415415" calcext:value-type="float">
            <text:p>0.4154</text:p>
          </table:table-cell>
          <table:table-cell table:formula="of:=2*[.E55]*[.F55]/([.E55]+[.F55])" office:value-type="float" office:value="0.445757250268528" calcext:value-type="float">
            <text:p>0.4458</text:p>
          </table:table-cell>
          <table:table-cell office:value-type="float" office:value="0.0851" calcext:value-type="float">
            <text:p>0.085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3978" calcext:value-type="float">
            <text:p>3978</text:p>
          </table:table-cell>
          <table:table-cell table:formula="of:=[.B56]/([.B56]+[.C56])" office:value-type="float" office:value="0.257048092868988" calcext:value-type="float">
            <text:p>0.2570</text:p>
          </table:table-cell>
          <table:table-cell table:style-name="ce47" table:formula="of:=[.B56]/([.B56]+[.D56])" office:value-type="float" office:value="0.0375030244374546" calcext:value-type="float">
            <text:p>0.0375</text:p>
          </table:table-cell>
          <table:table-cell table:formula="of:=2*[.E56]*[.F56]/([.E56]+[.F56])" office:value-type="float" office:value="0.0654560810810811" calcext:value-type="float">
            <text:p>0.06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4113" calcext:value-type="float">
            <text:p>4113</text:p>
          </table:table-cell>
          <table:table-cell table:formula="of:=[.B57]/([.B57]+[.C57])" office:value-type="float" office:value="0.395402298850575" calcext:value-type="float">
            <text:p>0.3954</text:p>
          </table:table-cell>
          <table:table-cell table:style-name="ce47" table:formula="of:=[.B57]/([.B57]+[.D57])" office:value-type="float" office:value="0.0401400233372229" calcext:value-type="float">
            <text:p>0.0401</text:p>
          </table:table-cell>
          <table:table-cell table:formula="of:=2*[.E57]*[.F57]/([.E57]+[.F57])" office:value-type="float" office:value="0.0728813559322034" calcext:value-type="float">
            <text:p>0.0729</text:p>
          </table:table-cell>
          <table:table-cell office:value-type="float" office:value="0.068" calcext:value-type="float">
            <text:p>0.068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217" calcext:value-type="float">
            <text:p>217</text:p>
          </table:table-cell>
          <table:table-cell office:value-type="float" office:value="681" calcext:value-type="float">
            <text:p>681</text:p>
          </table:table-cell>
          <table:table-cell office:value-type="float" office:value="133" calcext:value-type="float">
            <text:p>133</text:p>
          </table:table-cell>
          <table:table-cell table:formula="of:=[.B58]/([.B58]+[.C58])" office:value-type="float" office:value="0.241648106904232" calcext:value-type="float">
            <text:p>0.2416</text:p>
          </table:table-cell>
          <table:table-cell table:style-name="ce48" table:formula="of:=[.B58]/([.B58]+[.D58])" office:value-type="float" office:value="0.62" calcext:value-type="float">
            <text:p>0.6200</text:p>
          </table:table-cell>
          <table:table-cell table:formula="of:=2*[.E58]*[.F58]/([.E58]+[.F58])" office:value-type="float" office:value="0.34775641025641" calcext:value-type="float">
            <text:p>0.3478</text:p>
          </table:table-cell>
          <table:table-cell office:value-type="float" office:value="0.037" calcext:value-type="float">
            <text:p>0.037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formula="of:=[.B59]/([.B59]+[.C59])" office:value-type="float" office:value="0.406779661016949" calcext:value-type="float">
            <text:p>0.4068</text:p>
          </table:table-cell>
          <table:table-cell table:style-name="ce47" table:formula="of:=[.B59]/([.B59]+[.D59])" office:value-type="float" office:value="0.0974289580514208" calcext:value-type="float">
            <text:p>0.0974</text:p>
          </table:table-cell>
          <table:table-cell table:formula="of:=2*[.E59]*[.F59]/([.E59]+[.F59])" office:value-type="float" office:value="0.157205240174673" calcext:value-type="float">
            <text:p>0.157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table:formula="of:=[.B60]/([.B60]+[.C60])" office:value-type="float" office:value="0.0898321816386969" calcext:value-type="float">
            <text:p>0.0898</text:p>
          </table:table-cell>
          <table:table-cell table:formula="of:=[.B60]/([.B60]+[.D60])" office:value-type="float" office:value="0.741847826086957" calcext:value-type="float">
            <text:p>0.7418</text:p>
          </table:table-cell>
          <table:table-cell table:formula="of:=2*[.E60]*[.F60]/([.E60]+[.F60])" office:value-type="float" office:value="0.160258291752275" calcext:value-type="float">
            <text:p>0.16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43:.E60])" office:value-type="float" office:value="0.270068183981569" calcext:value-type="float">
            <text:p>0.2701</text:p>
          </table:table-cell>
          <table:table-cell table:style-name="ce31" table:formula="of:=AVERAGE([.F43:.F60])" office:value-type="float" office:value="0.323775544802281" calcext:value-type="float">
            <text:p>0.3238</text:p>
          </table:table-cell>
          <table:table-cell table:style-name="ce31" table:formula="of:=AVERAGE([.G43:.G60])" office:value-type="float" office:value="0.226747095395448" calcext:value-type="float">
            <text:p>0.2267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43:.E60])" office:value-type="float" office:value="0.0313771013550673" calcext:value-type="float">
            <text:p>0.0314</text:p>
          </table:table-cell>
          <table:table-cell table:style-name="ce31" table:formula="of:=VAR([.F43:.F60])" office:value-type="float" office:value="0.104116598197611" calcext:value-type="float">
            <text:p>0.1041</text:p>
          </table:table-cell>
          <table:table-cell table:style-name="ce31" table:formula="of:=VAR([.G43:.G60])" office:value-type="float" office:value="0.0382949059890561" calcext:value-type="float">
            <text:p>0.0383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30" office:value-type="string" calcext:value-type="string" table:number-columns-spanned="10" table:number-rows-spanned="1">
            <text:p>Level 2 - Evaluation of pairs-like relations generation in Biopatternsg - Table 13 - without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66]/([.B66]+[.C66])" office:value-type="float" office:value="0.305084745762712" calcext:value-type="float">
            <text:p>0.3051</text:p>
          </table:table-cell>
          <table:table-cell table:formula="of:=[.B66]/([.B66]+[.D66])" office:value-type="float" office:value="0.9" calcext:value-type="float">
            <text:p>0.9000</text:p>
          </table:table-cell>
          <table:table-cell table:formula="of:=2*[.E66]*[.F66]/([.E66]+[.F66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[.B67]/([.B67]+[.C67])" office:value-type="float" office:value="0.408805031446541" calcext:value-type="float">
            <text:p>0.4088</text:p>
          </table:table-cell>
          <table:table-cell table:style-name="ce48" table:formula="of:=[.B67]/([.B67]+[.D67])" office:value-type="float" office:value="0.643564356435644" calcext:value-type="float">
            <text:p>0.6436</text:p>
          </table:table-cell>
          <table:table-cell table:formula="of:=2*[.E67]*[.F67]/([.E67]+[.F67])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68]/([.B68]+[.C68])" office:value-type="float" office:value="0.415254237288136" calcext:value-type="float">
            <text:p>0.4153</text:p>
          </table:table-cell>
          <table:table-cell table:formula="of:=[.B68]/([.B68]+[.D68])" office:value-type="float" office:value="0.765625" calcext:value-type="float">
            <text:p>0.7656</text:p>
          </table:table-cell>
          <table:table-cell table:formula="of:=2*[.E68]*[.F68]/([.E68]+[.F68])" office:value-type="float" office:value="0.538461538461538" calcext:value-type="float">
            <text:p>0.538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table:formula="of:=[.B69]/([.B69]+[.C69])" office:value-type="float" office:value="0.301075268817204" calcext:value-type="float">
            <text:p>0.3011</text:p>
          </table:table-cell>
          <table:table-cell table:style-name="ce48" table:formula="of:=[.B69]/([.B69]+[.D69])" office:value-type="float" office:value="0.337349397590361" calcext:value-type="float">
            <text:p>0.3373</text:p>
          </table:table-cell>
          <table:table-cell table:formula="of:=2*[.E69]*[.F69]/([.E69]+[.F69])" office:value-type="float" office:value="0.318181818181818" calcext:value-type="float">
            <text:p>0.3182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70]/([.B70]+[.C70])" office:value-type="float" office:value="0.183246073298429" calcext:value-type="float">
            <text:p>0.1832</text:p>
          </table:table-cell>
          <table:table-cell table:formula="of:=[.B70]/([.B70]+[.D70])" office:value-type="float" office:value="0.972222222222222" calcext:value-type="float">
            <text:p>0.9722</text:p>
          </table:table-cell>
          <table:table-cell table:formula="of:=2*[.E70]*[.F70]/([.E70]+[.F70])" office:value-type="float" office:value="0.308370044052863" calcext:value-type="float">
            <text:p>0.308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formula="of:=[.B71]/([.B71]+[.C71])" office:value-type="float" office:value="0.423728813559322" calcext:value-type="float">
            <text:p>0.4237</text:p>
          </table:table-cell>
          <table:table-cell table:style-name="ce47" table:formula="of:=[.B71]/([.B71]+[.D71])" office:value-type="float" office:value="0.0422297297297297" calcext:value-type="float">
            <text:p>0.0422</text:p>
          </table:table-cell>
          <table:table-cell table:formula="of:=2*[.E71]*[.F71]/([.E71]+[.F71])" office:value-type="float" office:value="0.0768049155145929" calcext:value-type="float">
            <text:p>0.076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72]/([.B72]+[.C72])" office:value-type="float" office:value="0.391304347826087" calcext:value-type="float">
            <text:p>0.3913</text:p>
          </table:table-cell>
          <table:table-cell table:style-name="ce48" table:formula="of:=[.B72]/([.B72]+[.D72])" office:value-type="float" office:value="0.545454545454545" calcext:value-type="float">
            <text:p>0.5455</text:p>
          </table:table-cell>
          <table:table-cell table:formula="of:=2*[.E72]*[.F72]/([.E72]+[.F72])" office:value-type="float" office:value="0.455696202531646" calcext:value-type="float">
            <text:p>0.455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B73]/([.B73]+[.C73])" office:value-type="float" office:value="0.506329113924051" calcext:value-type="float">
            <text:p>0.5063</text:p>
          </table:table-cell>
          <table:table-cell table:style-name="ce48" table:formula="of:=[.B73]/([.B73]+[.D73])" office:value-type="float" office:value="0.571428571428571" calcext:value-type="float">
            <text:p>0.5714</text:p>
          </table:table-cell>
          <table:table-cell table:formula="of:=2*[.E73]*[.F73]/([.E73]+[.F73])" office:value-type="float" office:value="0.536912751677852" calcext:value-type="float">
            <text:p>0.5369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B74]/([.B74]+[.C74])" office:value-type="float" office:value="0.261744966442953" calcext:value-type="float">
            <text:p>0.2617</text:p>
          </table:table-cell>
          <table:table-cell table:formula="of:=[.B74]/([.B74]+[.D74])" office:value-type="float" office:value="0.75" calcext:value-type="float">
            <text:p>0.7500</text:p>
          </table:table-cell>
          <table:table-cell table:formula="of:=2*[.E74]*[.F74]/([.E74]+[.F74])" office:value-type="float" office:value="0.388059701492537" calcext:value-type="float">
            <text:p>0.388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B75]/([.B75]+[.C75])" office:value-type="float" office:value="0.22463768115942" calcext:value-type="float">
            <text:p>0.2246</text:p>
          </table:table-cell>
          <table:table-cell table:formula="of:=[.B75]/([.B75]+[.D75])" office:value-type="float" office:value="0.53448275862069" calcext:value-type="float">
            <text:p>0.5345</text:p>
          </table:table-cell>
          <table:table-cell table:formula="of:=2*[.E75]*[.F75]/([.E75]+[.F75])" office:value-type="float" office:value="0.316326530612245" calcext:value-type="float">
            <text:p>0.3163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[.B76]/([.B76]+[.C76])" office:value-type="float" office:value="0.428571428571429" calcext:value-type="float">
            <text:p>0.4286</text:p>
          </table:table-cell>
          <table:table-cell table:formula="of:=[.B76]/([.B76]+[.D76])" office:value-type="float" office:value="0.826347305389222" calcext:value-type="float">
            <text:p>0.8263</text:p>
          </table:table-cell>
          <table:table-cell table:formula="of:=2*[.E76]*[.F76]/([.E76]+[.F76])" office:value-type="float" office:value="0.564417177914111" calcext:value-type="float">
            <text:p>0.5644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77]/([.B77]+[.C77])" office:value-type="float" office:value="0.41025641025641" calcext:value-type="float">
            <text:p>0.4103</text:p>
          </table:table-cell>
          <table:table-cell table:formula="of:=[.B77]/([.B77]+[.D77])" office:value-type="float" office:value="1" calcext:value-type="float">
            <text:p>1.0000</text:p>
          </table:table-cell>
          <table:table-cell table:formula="of:=2*[.E77]*[.F77]/([.E77]+[.F77])" office:value-type="float" office:value="0.581818181818182" calcext:value-type="float">
            <text:p>0.5818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66:.E77])" office:value-type="float" office:value="0.355003176529391" calcext:value-type="float">
            <text:p>0.3550</text:p>
          </table:table-cell>
          <table:table-cell table:style-name="ce31" table:formula="of:=AVERAGE([.F66:.F77])" office:value-type="float" office:value="0.657391990572582" calcext:value-type="float">
            <text:p>0.6574</text:p>
          </table:table-cell>
          <table:table-cell table:style-name="ce31" table:formula="of:=AVERAGE([.G66:.G77])" office:value-type="float" office:value="0.420062088732419" calcext:value-type="float">
            <text:p>0.4201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66:.E77])" office:value-type="float" office:value="0.00950212660129498" calcext:value-type="float">
            <text:p>0.0095</text:p>
          </table:table-cell>
          <table:table-cell table:style-name="ce31" table:formula="of:=VAR([.F66:.F77])" office:value-type="float" office:value="0.0763875406882469" calcext:value-type="float">
            <text:p>0.0764</text:p>
          </table:table-cell>
          <table:table-cell table:style-name="ce31" table:formula="of:=VAR([.G66:.G77])" office:value-type="float" office:value="0.021460999135047" calcext:value-type="float">
            <text:p>0.0215</text:p>
          </table:table-cell>
          <table:table-cell table:style-name="Default" table:number-columns-repeated="3"/>
        </table:table-row>
      </table:table>
      <table:table table:name="Level 3" table:style-name="ta1">
        <office:forms form:automatic-focus="false" form:apply-design-mode="false"/>
        <table:table-column table:style-name="co4" table:default-cell-style-name="ce108"/>
        <table:table-column table:style-name="co2" table:number-columns-repeated="3" table:default-cell-style-name="ce108"/>
        <table:table-column table:style-name="co2" table:default-cell-style-name="ce117"/>
        <table:table-column table:style-name="co2" table:default-cell-style-name="ce58"/>
        <table:table-column table:style-name="co2" table:default-cell-style-name="ce130"/>
        <table:table-column table:style-name="co2" table:default-cell-style-name="ce137"/>
        <table:table-column table:style-name="co2" table:number-columns-repeated="2" table:default-cell-style-name="ce108"/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Level 3 - Evaluation of relations extraction in Biopatternsg - Table 11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style-name="ce116" table:formula="of:=[.B5]/([.B5]+[.C5])" office:value-type="float" office:value="0.0505050505050505" calcext:value-type="float">
            <text:p>0.0505</text:p>
          </table:table-cell>
          <table:table-cell table:style-name="ce124" table:formula="of:=[.B5]/([.B5]+[.D5])" office:value-type="float" office:value="0.0179856115107914" calcext:value-type="float">
            <text:p>0.0180</text:p>
          </table:table-cell>
          <table:table-cell table:style-name="ce134" table:formula="of:=2*[.E5]*[.F5]/([.E5]+[.F5])" office:value-type="float" office:value="0.026525198938992" calcext:value-type="float">
            <text:p>0.0265</text:p>
          </table:table-cell>
          <table:table-cell office:value-type="float" office:value="0.6129" calcext:value-type="float">
            <text:p>0.61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formula="of:=[.B6]/([.B6]+[.C6])" office:value-type="float" office:value="0.0509090909090909" calcext:value-type="float">
            <text:p>0.0509</text:p>
          </table:table-cell>
          <table:table-cell table:style-name="ce125" table:formula="of:=[.B6]/([.B6]+[.D6])" office:value-type="float" office:value="0.0445859872611465" calcext:value-type="float">
            <text:p>0.0446</text:p>
          </table:table-cell>
          <table:table-cell table:formula="of:=2*[.E6]*[.F6]/([.E6]+[.F6])" office:value-type="float" office:value="0.0475382003395586" calcext:value-type="float">
            <text:p>0.0475</text:p>
          </table:table-cell>
          <table:table-cell office:value-type="float" office:value="0.6047" calcext:value-type="float">
            <text:p>0.604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table:formula="of:=[.B7]/([.B7]+[.C7])" office:value-type="float" office:value="0.0186335403726708" calcext:value-type="float">
            <text:p>0.0186</text:p>
          </table:table-cell>
          <table:table-cell table:style-name="ce125" table:formula="of:=[.B7]/([.B7]+[.D7])" office:value-type="float" office:value="0.0119521912350598" calcext:value-type="float">
            <text:p>0.0120</text:p>
          </table:table-cell>
          <table:table-cell table:formula="of:=2*[.E7]*[.F7]/([.E7]+[.F7])" office:value-type="float" office:value="0.0145631067961165" calcext:value-type="float">
            <text:p>0.0146</text:p>
          </table:table-cell>
          <table:table-cell office:value-type="float" office:value="0.4571" calcext:value-type="float">
            <text:p>0.457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float" office:value="350" calcext:value-type="float">
            <text:p>350</text:p>
          </table:table-cell>
          <table:table-cell table:formula="of:=[.B8]/([.B8]+[.C8])" office:value-type="float" office:value="0.0225321888412017" calcext:value-type="float">
            <text:p>0.0225</text:p>
          </table:table-cell>
          <table:table-cell table:style-name="ce125" table:formula="of:=[.B8]/([.B8]+[.D8])" office:value-type="float" office:value="0.107142857142857" calcext:value-type="float">
            <text:p>0.1071</text:p>
          </table:table-cell>
          <table:table-cell table:formula="of:=2*[.E8]*[.F8]/([.E8]+[.F8])" office:value-type="float" office:value="0.0372340425531915" calcext:value-type="float">
            <text:p>0.0372</text:p>
          </table:table-cell>
          <table:table-cell office:value-type="float" office:value="0.4151" calcext:value-type="float">
            <text:p>0.415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[.B9]/([.B9]+[.C9])" office:value-type="float" office:value="0.361111111111111" calcext:value-type="float">
            <text:p>0.3611</text:p>
          </table:table-cell>
          <table:table-cell table:style-name="ce125" table:formula="of:=[.B9]/([.B9]+[.D9])" office:value-type="float" office:value="0.1015625" calcext:value-type="float">
            <text:p>0.1016</text:p>
          </table:table-cell>
          <table:table-cell table:formula="of:=2*[.E9]*[.F9]/([.E9]+[.F9])" office:value-type="float" office:value="0.158536585365854" calcext:value-type="float">
            <text:p>0.1585</text:p>
          </table:table-cell>
          <table:table-cell office:value-type="float" office:value="0.3571" calcext:value-type="float">
            <text:p>0.35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B10]/([.B10]+[.C10])" office:value-type="float" office:value="0.186440677966102" calcext:value-type="float">
            <text:p>0.1864</text:p>
          </table:table-cell>
          <table:table-cell table:style-name="ce125" table:formula="of:=[.B10]/([.B10]+[.D10])" office:value-type="float" office:value="0.0753424657534247" calcext:value-type="float">
            <text:p>0.0753</text:p>
          </table:table-cell>
          <table:table-cell table:formula="of:=2*[.E10]*[.F10]/([.E10]+[.F10])" office:value-type="float" office:value="0.107317073170732" calcext:value-type="float">
            <text:p>0.1073</text:p>
          </table:table-cell>
          <table:table-cell office:value-type="float" office:value="0.3429" calcext:value-type="float">
            <text:p>0.342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formula="of:=[.B11]/([.B11]+[.C11])" office:value-type="float" office:value="0.0913705583756345" calcext:value-type="float">
            <text:p>0.0914</text:p>
          </table:table-cell>
          <table:table-cell table:style-name="ce125" table:formula="of:=[.B11]/([.B11]+[.D11])" office:value-type="float" office:value="0.0821917808219178" calcext:value-type="float">
            <text:p>0.0822</text:p>
          </table:table-cell>
          <table:table-cell table:formula="of:=2*[.E11]*[.F11]/([.E11]+[.F11])" office:value-type="float" office:value="0.0865384615384615" calcext:value-type="float">
            <text:p>0.08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B12]/([.B12]+[.C12])" office:value-type="float" office:value="0.326923076923077" calcext:value-type="float">
            <text:p>0.3269</text:p>
          </table:table-cell>
          <table:table-cell table:formula="of:=[.B12]/([.B12]+[.D12])" office:value-type="float" office:value="0.71830985915493" calcext:value-type="float">
            <text:p>0.7183</text:p>
          </table:table-cell>
          <table:table-cell table:formula="of:=2*[.E12]*[.F12]/([.E12]+[.F12])" office:value-type="float" office:value="0.449339207048458" calcext:value-type="float">
            <text:p>0.44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13]/([.B13]+[.C13])" office:value-type="float" office:value="0.25" calcext:value-type="float">
            <text:p>0.2500</text:p>
          </table:table-cell>
          <table:table-cell table:formula="of:=[.B13]/([.B13]+[.D13])" office:value-type="float" office:value="0.384615384615385" calcext:value-type="float">
            <text:p>0.3846</text:p>
          </table:table-cell>
          <table:table-cell table:formula="of:=2*[.E13]*[.F13]/([.E13]+[.F13])" office:value-type="float" office:value="0.303030303030303" calcext:value-type="float">
            <text:p>0.3030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formula="of:=[.B14]/([.B14]+[.C14])" office:value-type="float" office:value="0.0210918114143921" calcext:value-type="float">
            <text:p>0.0211</text:p>
          </table:table-cell>
          <table:table-cell table:formula="of:=[.B14]/([.B14]+[.D14])" office:value-type="float" office:value="0.739130434782609" calcext:value-type="float">
            <text:p>0.7391</text:p>
          </table:table-cell>
          <table:table-cell table:formula="of:=2*[.E14]*[.F14]/([.E14]+[.F14])" office:value-type="float" office:value="0.0410132689987937" calcext:value-type="float">
            <text:p>0.04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76" calcext:value-type="float">
            <text:p>476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table:formula="of:=[.B15]/([.B15]+[.C15])" office:value-type="float" office:value="0.225165562913907" calcext:value-type="float">
            <text:p>0.2252</text:p>
          </table:table-cell>
          <table:table-cell table:style-name="ce122" table:formula="of:=[.B15]/([.B15]+[.D15])" office:value-type="float" office:value="0.595" calcext:value-type="float">
            <text:p>0.5950</text:p>
          </table:table-cell>
          <table:table-cell table:formula="of:=2*[.E15]*[.F15]/([.E15]+[.F15])" office:value-type="float" office:value="0.326698695950583" calcext:value-type="float">
            <text:p>0.3267</text:p>
          </table:table-cell>
          <table:table-cell office:value-type="float" office:value="0.1042" calcext:value-type="float">
            <text:p>0.10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148" calcext:value-type="float">
            <text:p>148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table:formula="of:=[.B16]/([.B16]+[.C16])" office:value-type="float" office:value="0.22089552238806" calcext:value-type="float">
            <text:p>0.2209</text:p>
          </table:table-cell>
          <table:table-cell table:style-name="ce122" table:formula="of:=[.B16]/([.B16]+[.D16])" office:value-type="float" office:value="0.241042345276873" calcext:value-type="float">
            <text:p>0.2410</text:p>
          </table:table-cell>
          <table:table-cell table:formula="of:=2*[.E16]*[.F16]/([.E16]+[.F16])" office:value-type="float" office:value="0.230529595015576" calcext:value-type="float">
            <text:p>0.2305</text:p>
          </table:table-cell>
          <table:table-cell office:value-type="float" office:value="0.087" calcext:value-type="float">
            <text:p>0.087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33" calcext:value-type="float">
            <text:p>433</text:p>
          </table:table-cell>
          <table:table-cell office:value-type="float" office:value="1306" calcext:value-type="float">
            <text:p>1306</text:p>
          </table:table-cell>
          <table:table-cell office:value-type="float" office:value="305" calcext:value-type="float">
            <text:p>305</text:p>
          </table:table-cell>
          <table:table-cell table:formula="of:=[.B17]/([.B17]+[.C17])" office:value-type="float" office:value="0.248993674525589" calcext:value-type="float">
            <text:p>0.2490</text:p>
          </table:table-cell>
          <table:table-cell table:style-name="ce122" table:formula="of:=[.B17]/([.B17]+[.D17])" office:value-type="float" office:value="0.586720867208672" calcext:value-type="float">
            <text:p>0.5867</text:p>
          </table:table-cell>
          <table:table-cell table:formula="of:=2*[.E17]*[.F17]/([.E17]+[.F17])" office:value-type="float" office:value="0.349616471538151" calcext:value-type="float">
            <text:p>0.3496</text:p>
          </table:table-cell>
          <table:table-cell office:value-type="float" office:value="0.0851" calcext:value-type="float">
            <text:p>0.08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430" calcext:value-type="float">
            <text:p>430</text:p>
          </table:table-cell>
          <table:table-cell office:value-type="float" office:value="1712" calcext:value-type="float">
            <text:p>1712</text:p>
          </table:table-cell>
          <table:table-cell office:value-type="float" office:value="4189" calcext:value-type="float">
            <text:p>4189</text:p>
          </table:table-cell>
          <table:table-cell table:formula="of:=[.B18]/([.B18]+[.C18])" office:value-type="float" office:value="0.200746965452848" calcext:value-type="float">
            <text:p>0.2007</text:p>
          </table:table-cell>
          <table:table-cell table:style-name="ce125" table:formula="of:=[.B18]/([.B18]+[.D18])" office:value-type="float" office:value="0.0930937432344663" calcext:value-type="float">
            <text:p>0.0931</text:p>
          </table:table-cell>
          <table:table-cell table:formula="of:=2*[.E18]*[.F18]/([.E18]+[.F18])" office:value-type="float" office:value="0.127200118325691" calcext:value-type="float">
            <text:p>0.12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798" calcext:value-type="float">
            <text:p>798</text:p>
          </table:table-cell>
          <table:table-cell office:value-type="float" office:value="1260" calcext:value-type="float">
            <text:p>1260</text:p>
          </table:table-cell>
          <table:table-cell office:value-type="float" office:value="3590" calcext:value-type="float">
            <text:p>3590</text:p>
          </table:table-cell>
          <table:table-cell table:formula="of:=[.B19]/([.B19]+[.C19])" office:value-type="float" office:value="0.387755102040816" calcext:value-type="float">
            <text:p>0.3878</text:p>
          </table:table-cell>
          <table:table-cell table:style-name="ce122" table:formula="of:=[.B19]/([.B19]+[.D19])" office:value-type="float" office:value="0.181859617137648" calcext:value-type="float">
            <text:p>0.1819</text:p>
          </table:table-cell>
          <table:table-cell table:formula="of:=2*[.E19]*[.F19]/([.E19]+[.F19])" office:value-type="float" office:value="0.247595408004964" calcext:value-type="float">
            <text:p>0.2476</text:p>
          </table:table-cell>
          <table:table-cell office:value-type="float" office:value="0.068" calcext:value-type="float">
            <text:p>0.068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161" calcext:value-type="float">
            <text:p>161</text:p>
          </table:table-cell>
          <table:table-cell office:value-type="float" office:value="2060" calcext:value-type="float">
            <text:p>2060</text:p>
          </table:table-cell>
          <table:table-cell office:value-type="float" office:value="75" calcext:value-type="float">
            <text:p>75</text:p>
          </table:table-cell>
          <table:table-cell table:formula="of:=[.B20]/([.B20]+[.C20])" office:value-type="float" office:value="0.0724898694281855" calcext:value-type="float">
            <text:p>0.0725</text:p>
          </table:table-cell>
          <table:table-cell table:style-name="ce122" table:formula="of:=[.B20]/([.B20]+[.D20])" office:value-type="float" office:value="0.682203389830508" calcext:value-type="float">
            <text:p>0.6822</text:p>
          </table:table-cell>
          <table:table-cell table:formula="of:=2*[.E20]*[.F20]/([.E20]+[.F20])" office:value-type="float" office:value="0.131054131054131" calcext:value-type="float">
            <text:p>0.1311</text:p>
          </table:table-cell>
          <table:table-cell office:value-type="float" office:value="0.037" calcext:value-type="float">
            <text:p>0.03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572" calcext:value-type="float">
            <text:p>572</text:p>
          </table:table-cell>
          <table:table-cell table:formula="of:=[.B21]/([.B21]+[.C21])" office:value-type="float" office:value="0.4" calcext:value-type="float">
            <text:p>0.4000</text:p>
          </table:table-cell>
          <table:table-cell table:style-name="ce122" table:formula="of:=[.B21]/([.B21]+[.D21])" office:value-type="float" office:value="0.22911051212938" calcext:value-type="float">
            <text:p>0.2291</text:p>
          </table:table-cell>
          <table:table-cell table:formula="of:=2*[.E21]*[.F21]/([.E21]+[.F21])" office:value-type="float" office:value="0.291345329905741" calcext:value-type="float">
            <text:p>0.2913</text:p>
          </table:table-cell>
          <table:table-cell office:value-type="float" office:value="0.0192" calcext:value-type="float">
            <text:p>0.019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190" calcext:value-type="float">
            <text:p>190</text:p>
          </table:table-cell>
          <table:table-cell office:value-type="float" office:value="10230" calcext:value-type="float">
            <text:p>10230</text:p>
          </table:table-cell>
          <table:table-cell office:value-type="float" office:value="23" calcext:value-type="float">
            <text:p>23</text:p>
          </table:table-cell>
          <table:table-cell table:formula="of:=[.B22]/([.B22]+[.C22])" office:value-type="float" office:value="0.0182341650671785" calcext:value-type="float">
            <text:p>0.0182</text:p>
          </table:table-cell>
          <table:table-cell table:formula="of:=[.B22]/([.B22]+[.D22])" office:value-type="float" office:value="0.892018779342723" calcext:value-type="float">
            <text:p>0.8920</text:p>
          </table:table-cell>
          <table:table-cell table:formula="of:=2*[.E22]*[.F22]/([.E22]+[.F22])" office:value-type="float" office:value="0.0357377974231167" calcext:value-type="float">
            <text:p>0.03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23]/([.B23]+[.C23])" office:value-type="float" office:value="0.107142857142857" calcext:value-type="float">
            <text:p>0.1071</text:p>
          </table:table-cell>
          <table:table-cell table:formula="of:=[.B23]/([.B23]+[.D23])" office:value-type="float" office:value="1" calcext:value-type="float">
            <text:p>1.0000</text:p>
          </table:table-cell>
          <table:table-cell table:formula="of:=2*[.E23]*[.F23]/([.E23]+[.F23])" office:value-type="float" office:value="0.193548387096774" calcext:value-type="float">
            <text:p>0.1935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24]/([.B24]+[.C24])" office:value-type="float" office:value="0.220779220779221" calcext:value-type="float">
            <text:p>0.2208</text:p>
          </table:table-cell>
          <table:table-cell table:formula="of:=[.B24]/([.B24]+[.D24])" office:value-type="float" office:value="0.871794871794872" calcext:value-type="float">
            <text:p>0.8718</text:p>
          </table:table-cell>
          <table:table-cell table:formula="of:=2*[.E24]*[.F24]/([.E24]+[.F24])" office:value-type="float" office:value="0.352331606217617" calcext:value-type="float">
            <text:p>0.3523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25]/([.B25]+[.C25])" office:value-type="float" office:value="0.25" calcext:value-type="float">
            <text:p>0.2500</text:p>
          </table:table-cell>
          <table:table-cell table:formula="of:=[.B25]/([.B25]+[.D25])" office:value-type="float" office:value="1" calcext:value-type="float">
            <text:p>1.0000</text:p>
          </table:table-cell>
          <table:table-cell table:formula="of:=2*[.E25]*[.F25]/([.E25]+[.F25])"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107" calcext:value-type="float">
            <text:p>107</text:p>
          </table:table-cell>
          <table:table-cell table:formula="of:=[.B26]/([.B26]+[.C26])" office:value-type="float" office:value="0.140086206896552" calcext:value-type="float">
            <text:p>0.1401</text:p>
          </table:table-cell>
          <table:table-cell table:style-name="ce122" table:formula="of:=[.B26]/([.B26]+[.D26])" office:value-type="float" office:value="0.377906976744186" calcext:value-type="float">
            <text:p>0.3779</text:p>
          </table:table-cell>
          <table:table-cell table:formula="of:=2*[.E26]*[.F26]/([.E26]+[.F26])" office:value-type="float" office:value="0.20440251572327" calcext:value-type="float">
            <text:p>0.2044</text:p>
          </table:table-cell>
          <table:table-cell office:value-type="float" office:value="0" calcext:value-type="float">
            <text:p>0.00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27]/([.B27]+[.C27])" office:value-type="float" office:value="0.111111111111111" calcext:value-type="float">
            <text:p>0.1111</text:p>
          </table:table-cell>
          <table:table-cell table:formula="of:=[.B27]/([.B27]+[.D27])" office:value-type="float" office:value="1" calcext:value-type="float">
            <text:p>1.0000</text:p>
          </table:table-cell>
          <table:table-cell table:formula="of:=2*[.E27]*[.F27]/([.E27]+[.F27])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  <table:table-cell table:formula="of:=[.B28]/([.B28]+[.C28])" office:value-type="float" office:value="0.399038461538462" calcext:value-type="float">
            <text:p>0.3990</text:p>
          </table:table-cell>
          <table:table-cell table:style-name="ce122" table:formula="of:=[.B28]/([.B28]+[.D28])" office:value-type="float" office:value="0.140439932318105" calcext:value-type="float">
            <text:p>0.1404</text:p>
          </table:table-cell>
          <table:table-cell table:formula="of:=2*[.E28]*[.F28]/([.E28]+[.F28])" office:value-type="float" office:value="0.207759699624531" calcext:value-type="float">
            <text:p>0.2078</text:p>
          </table:table-cell>
          <table:table-cell office:value-type="float" office:value="0" calcext:value-type="float">
            <text:p>0.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29]/([.B29]+[.C29])" office:value-type="float" office:value="0.305555555555556" calcext:value-type="float">
            <text:p>0.3056</text:p>
          </table:table-cell>
          <table:table-cell table:formula="of:=[.B29]/([.B29]+[.D29])" office:value-type="float" office:value="0.758620689655172" calcext:value-type="float">
            <text:p>0.7586</text:p>
          </table:table-cell>
          <table:table-cell table:formula="of:=2*[.E29]*[.F29]/([.E29]+[.F29])" office:value-type="float" office:value="0.435643564356436" calcext:value-type="float">
            <text:p>0.4356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30]/([.B30]+[.C30])" office:value-type="float" office:value="0.442857142857143" calcext:value-type="float">
            <text:p>0.4429</text:p>
          </table:table-cell>
          <table:table-cell table:formula="of:=[.B30]/([.B30]+[.D30])" office:value-type="float" office:value="0.738095238095238" calcext:value-type="float">
            <text:p>0.7381</text:p>
          </table:table-cell>
          <table:table-cell table:formula="of:=2*[.E30]*[.F30]/([.E30]+[.F30])" office:value-type="float" office:value="0.553571428571429" calcext:value-type="float">
            <text:p>0.5536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float" office:value="0.21969696969697" calcext:value-type="float">
            <text:p>0.2197</text:p>
          </table:table-cell>
          <table:table-cell table:formula="of:=[.B31]/([.B31]+[.D31])" office:value-type="float" office:value="1" calcext:value-type="float">
            <text:p>1.0000</text:p>
          </table:table-cell>
          <table:table-cell table:formula="of:=2*[.E31]*[.F31]/([.E31]+[.F31])" office:value-type="float" office:value="0.360248447204969" calcext:value-type="float">
            <text:p>0.3602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formula="of:=[.B32]/([.B32]+[.C32])" office:value-type="float" office:value="0.113300492610837" calcext:value-type="float">
            <text:p>0.1133</text:p>
          </table:table-cell>
          <table:table-cell table:style-name="ce122" table:formula="of:=[.B32]/([.B32]+[.D32])" office:value-type="float" office:value="0.638888888888889" calcext:value-type="float">
            <text:p>0.6389</text:p>
          </table:table-cell>
          <table:table-cell table:formula="of:=2*[.E32]*[.F32]/([.E32]+[.F32])" office:value-type="float" office:value="0.192468619246862" calcext:value-type="float">
            <text:p>0.1925</text:p>
          </table:table-cell>
          <table:table-cell office:value-type="float" office:value="0" calcext:value-type="float">
            <text:p>0.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33]/([.B33]+[.C33])" office:value-type="float" office:value="0.324742268041237" calcext:value-type="float">
            <text:p>0.3247</text:p>
          </table:table-cell>
          <table:table-cell table:formula="of:=[.B33]/([.B33]+[.D33])" office:value-type="float" office:value="0.818181818181818" calcext:value-type="float">
            <text:p>0.8182</text:p>
          </table:table-cell>
          <table:table-cell table:formula="of:=2*[.E33]*[.F33]/([.E33]+[.F33])" office:value-type="float" office:value="0.464944649446494" calcext:value-type="float">
            <text:p>0.4649</text:p>
          </table:table-cell>
          <table:table-cell office:value-type="float" office:value="0" calcext:value-type="float">
            <text:p>0.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18" table:formula="of:=[.B34]/([.B34]+[.C34])" office:value-type="float" office:value="0.205128205128205" calcext:value-type="float">
            <text:p>0.2051</text:p>
          </table:table-cell>
          <table:table-cell table:style-name="ce59" table:formula="of:=[.B34]/([.B34]+[.D34])" office:value-type="float" office:value="1" calcext:value-type="float">
            <text:p>1.0000</text:p>
          </table:table-cell>
          <table:table-cell table:style-name="ce135" table:formula="of:=2*[.E34]*[.F34]/([.E34]+[.F34])" office:value-type="float" office:value="0.340425531914894" calcext:value-type="float">
            <text:p>0.3404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9"/>
          <table:table-cell table:style-name="ce109" table:formula="of:=SUM([.B5:.B34] )" office:value-type="float" office:value="3397" calcext:value-type="float">
            <text:p>3397</text:p>
          </table:table-cell>
          <table:table-cell table:style-name="ce109" table:formula="of:=SUM([.C5:.C34] )" office:value-type="float" office:value="23914" calcext:value-type="float">
            <text:p>23914</text:p>
          </table:table-cell>
          <table:table-cell table:style-name="ce109" table:formula="of:=SUM([.D5:.D34] )" office:value-type="float" office:value="12000" calcext:value-type="float">
            <text:p>12000</text:p>
          </table:table-cell>
          <table:table-cell table:style-name="ce119" table:formula="of:=AVERAGE([.E5:.E34])" office:value-type="float" office:value="0.199774548653102" calcext:value-type="float">
            <text:p>0.1998</text:p>
          </table:table-cell>
          <table:table-cell table:style-name="ce119" table:formula="of:=AVERAGE([.F5:.F34])" office:value-type="float" office:value="0.504259891403889" calcext:value-type="float">
            <text:p>0.5043</text:p>
          </table:table-cell>
          <table:table-cell table:style-name="ce119" table:formula="of:=AVERAGE([.G5:.G34])" office:value-type="float" office:value="0.230558581480056" calcext:value-type="float">
            <text:p>0.2306</text:p>
          </table:table-cell>
          <table:table-cell table:style-name="ce142" table:number-columns-repeated="2"/>
          <table:table-cell table:style-name="ce109"/>
        </table:table-row>
        <table:table-row table:style-name="ro2">
          <table:table-cell table:style-name="ce109" table:number-columns-repeated="4"/>
          <table:table-cell table:style-name="ce119" table:formula="of:=VAR([.E5:.E35])" office:value-type="float" office:value="0.0160605913952086" calcext:value-type="float">
            <text:p>0.0161</text:p>
          </table:table-cell>
          <table:table-cell table:style-name="ce119" table:formula="of:=VAR([.F5:.F35])" office:value-type="float" office:value="0.12835676657428" calcext:value-type="float">
            <text:p>0.1284</text:p>
          </table:table-cell>
          <table:table-cell table:style-name="ce119" table:formula="of:=VAR([.G5:.G35])" office:value-type="float" office:value="0.021799343697777" calcext:value-type="float">
            <text:p>0.0218</text:p>
          </table:table-cell>
          <table:table-cell table:style-name="ce109" table:number-columns-repeated="3"/>
        </table:table-row>
        <table:table-row table:style-name="ro4">
          <table:table-cell table:style-name="ce112"/>
          <table:table-cell table:style-name="ce109" table:number-columns-repeated="3"/>
          <table:table-cell table:style-name="Default" table:number-columns-repeated="3"/>
          <table:table-cell table:style-name="ce109" table:number-columns-repeated="3"/>
        </table:table-row>
        <table:table-row table:style-name="ro1">
          <table:table-cell table:style-name="ce1" office:value-type="string" calcext:value-type="string" table:number-columns-spanned="10" table:number-rows-spanned="1">
            <text:p>Level 3 - Evaluation of relations extraction in Biopatternsg - Table 14 – with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Pentose-phosphate-cycle-(Pentose-phosphate-cycle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style-name="ce116" table:formula="of:=[.B41]/([.B41]+[.C41])" office:value-type="float" office:value="0.0505050505050505" calcext:value-type="float">
            <text:p>0.0505</text:p>
          </table:table-cell>
          <table:table-cell table:style-name="ce124" table:formula="of:=[.B41]/([.B41]+[.D41])" office:value-type="float" office:value="0.0179856115107914" calcext:value-type="float">
            <text:p>0.0180</text:p>
          </table:table-cell>
          <table:table-cell table:style-name="ce134" table:formula="of:=2*[.E41]*[.F41]/([.E41]+[.F41])" office:value-type="float" office:value="0.026525198938992" calcext:value-type="float">
            <text:p>0.0265</text:p>
          </table:table-cell>
          <table:table-cell office:value-type="float" office:value="0.6129" calcext:value-type="float">
            <text:p>0.61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itric-acid-cycle-(TCA-cycle)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formula="of:=[.B42]/([.B42]+[.C42])" office:value-type="float" office:value="0.0509090909090909" calcext:value-type="float">
            <text:p>0.0509</text:p>
          </table:table-cell>
          <table:table-cell table:style-name="ce125" table:formula="of:=[.B42]/([.B42]+[.D42])" office:value-type="float" office:value="0.0445859872611465" calcext:value-type="float">
            <text:p>0.0446</text:p>
          </table:table-cell>
          <table:table-cell table:formula="of:=2*[.E42]*[.F42]/([.E42]+[.F42])" office:value-type="float" office:value="0.0475382003395586" calcext:value-type="float">
            <text:p>0.0475</text:p>
          </table:table-cell>
          <table:table-cell office:value-type="float" office:value="0.6047" calcext:value-type="float">
            <text:p>0.604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itochondrial-fatty-acid-beta-oxidation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table:formula="of:=[.B43]/([.B43]+[.C43])" office:value-type="float" office:value="0.0186335403726708" calcext:value-type="float">
            <text:p>0.0186</text:p>
          </table:table-cell>
          <table:table-cell table:style-name="ce125" table:formula="of:=[.B43]/([.B43]+[.D43])" office:value-type="float" office:value="0.0119521912350598" calcext:value-type="float">
            <text:p>0.0120</text:p>
          </table:table-cell>
          <table:table-cell table:formula="of:=2*[.E43]*[.F43]/([.E43]+[.F43])" office:value-type="float" office:value="0.0145631067961165" calcext:value-type="float">
            <text:p>0.0146</text:p>
          </table:table-cell>
          <table:table-cell office:value-type="float" office:value="0.4571" calcext:value-type="float">
            <text:p>0.457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Glycolysis</text:p>
          </table:table-cell>
          <table:table-cell office:value-type="float" office:value="42" calcext:value-type="float">
            <text:p>42</text:p>
          </table:table-cell>
          <table:table-cell office:value-type="float" office:value="1822" calcext:value-type="float">
            <text:p>1822</text:p>
          </table:table-cell>
          <table:table-cell office:value-type="float" office:value="350" calcext:value-type="float">
            <text:p>350</text:p>
          </table:table-cell>
          <table:table-cell table:formula="of:=[.B44]/([.B44]+[.C44])" office:value-type="float" office:value="0.0225321888412017" calcext:value-type="float">
            <text:p>0.0225</text:p>
          </table:table-cell>
          <table:table-cell table:style-name="ce125" table:formula="of:=[.B44]/([.B44]+[.D44])" office:value-type="float" office:value="0.107142857142857" calcext:value-type="float">
            <text:p>0.1071</text:p>
          </table:table-cell>
          <table:table-cell table:formula="of:=2*[.E44]*[.F44]/([.E44]+[.F44])" office:value-type="float" office:value="0.0372340425531915" calcext:value-type="float">
            <text:p>0.0372</text:p>
          </table:table-cell>
          <table:table-cell office:value-type="float" office:value="0.4151" calcext:value-type="float">
            <text:p>0.415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RS-COV-2-Maturation-of-spike-prote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[.B45]/([.B45]+[.C45])" office:value-type="float" office:value="0.361111111111111" calcext:value-type="float">
            <text:p>0.3611</text:p>
          </table:table-cell>
          <table:table-cell table:style-name="ce125" table:formula="of:=[.B45]/([.B45]+[.D45])" office:value-type="float" office:value="0.1015625" calcext:value-type="float">
            <text:p>0.1016</text:p>
          </table:table-cell>
          <table:table-cell table:formula="of:=2*[.E45]*[.F45]/([.E45]+[.F45])" office:value-type="float" office:value="0.158536585365854" calcext:value-type="float">
            <text:p>0.1585</text:p>
          </table:table-cell>
          <table:table-cell office:value-type="float" office:value="0.3571" calcext:value-type="float">
            <text:p>0.35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RS-COV-2-ATTACHMENT-ENTRY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B46]/([.B46]+[.C46])" office:value-type="float" office:value="0.186440677966102" calcext:value-type="float">
            <text:p>0.1864</text:p>
          </table:table-cell>
          <table:table-cell table:style-name="ce125" table:formula="of:=[.B46]/([.B46]+[.D46])" office:value-type="float" office:value="0.0753424657534247" calcext:value-type="float">
            <text:p>0.0753</text:p>
          </table:table-cell>
          <table:table-cell table:formula="of:=2*[.E46]*[.F46]/([.E46]+[.F46])" office:value-type="float" office:value="0.107317073170732" calcext:value-type="float">
            <text:p>0.1073</text:p>
          </table:table-cell>
          <table:table-cell office:value-type="float" office:value="0.3429" calcext:value-type="float">
            <text:p>0.342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uperpathway-of-D-myo-inositol-1-4-5-trisphosphate-metabolism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formula="of:=[.B47]/([.B47]+[.C47])" office:value-type="float" office:value="0.0913705583756345" calcext:value-type="float">
            <text:p>0.0914</text:p>
          </table:table-cell>
          <table:table-cell table:style-name="ce125" table:formula="of:=[.B47]/([.B47]+[.D47])" office:value-type="float" office:value="0.0821917808219178" calcext:value-type="float">
            <text:p>0.0822</text:p>
          </table:table-cell>
          <table:table-cell table:formula="of:=2*[.E47]*[.F47]/([.E47]+[.F47])" office:value-type="float" office:value="0.0865384615384615" calcext:value-type="float">
            <text:p>0.0865</text:p>
          </table:table-cell>
          <table:table-cell office:value-type="float" office:value="0.3333" calcext:value-type="float">
            <text:p>0.33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terleukin-2-signalin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B48]/([.B48]+[.C48])" office:value-type="float" office:value="0.326923076923077" calcext:value-type="float">
            <text:p>0.3269</text:p>
          </table:table-cell>
          <table:table-cell table:formula="of:=[.B48]/([.B48]+[.D48])" office:value-type="float" office:value="0.71830985915493" calcext:value-type="float">
            <text:p>0.7183</text:p>
          </table:table-cell>
          <table:table-cell table:formula="of:=2*[.E48]*[.F48]/([.E48]+[.F48])" office:value-type="float" office:value="0.449339207048458" calcext:value-type="float">
            <text:p>0.44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FE2L2-regulates-pentose-phosphate-pathway-gen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49]/([.B49]+[.C49])" office:value-type="float" office:value="0.25" calcext:value-type="float">
            <text:p>0.2500</text:p>
          </table:table-cell>
          <table:table-cell table:formula="of:=[.B49]/([.B49]+[.D49])" office:value-type="float" office:value="0.384615384615385" calcext:value-type="float">
            <text:p>0.3846</text:p>
          </table:table-cell>
          <table:table-cell table:formula="of:=2*[.E49]*[.F49]/([.E49]+[.F49])" office:value-type="float" office:value="0.303030303030303" calcext:value-type="float">
            <text:p>0.3030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RS-CoV-1-activates-modulates-innate-immune-responses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formula="of:=[.B50]/([.B50]+[.C50])" office:value-type="float" office:value="0.0210918114143921" calcext:value-type="float">
            <text:p>0.0211</text:p>
          </table:table-cell>
          <table:table-cell table:formula="of:=[.B50]/([.B50]+[.D50])" office:value-type="float" office:value="0.739130434782609" calcext:value-type="float">
            <text:p>0.7391</text:p>
          </table:table-cell>
          <table:table-cell table:formula="of:=2*[.E50]*[.F50]/([.E50]+[.F50])" office:value-type="float" office:value="0.0410132689987937" calcext:value-type="float">
            <text:p>0.04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radoxical-activation-of-RAF-signaling-by-kinase-inactive-BRAF</text:p>
          </table:table-cell>
          <table:table-cell office:value-type="float" office:value="476" calcext:value-type="float">
            <text:p>476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table:formula="of:=[.B51]/([.B51]+[.C51])" office:value-type="float" office:value="0.225165562913907" calcext:value-type="float">
            <text:p>0.2252</text:p>
          </table:table-cell>
          <table:table-cell table:style-name="ce122" table:formula="of:=[.B51]/([.B51]+[.D51])" office:value-type="float" office:value="0.595" calcext:value-type="float">
            <text:p>0.5950</text:p>
          </table:table-cell>
          <table:table-cell table:formula="of:=2*[.E51]*[.F51]/([.E51]+[.F51])" office:value-type="float" office:value="0.326698695950583" calcext:value-type="float">
            <text:p>0.3267</text:p>
          </table:table-cell>
          <table:table-cell office:value-type="float" office:value="0.1042" calcext:value-type="float">
            <text:p>0.10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terferon-alpha-beta-signaling</text:p>
          </table:table-cell>
          <table:table-cell office:value-type="float" office:value="148" calcext:value-type="float">
            <text:p>148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table:formula="of:=[.B52]/([.B52]+[.C52])" office:value-type="float" office:value="0.22089552238806" calcext:value-type="float">
            <text:p>0.2209</text:p>
          </table:table-cell>
          <table:table-cell table:style-name="ce122" table:formula="of:=[.B52]/([.B52]+[.D52])" office:value-type="float" office:value="0.241042345276873" calcext:value-type="float">
            <text:p>0.2410</text:p>
          </table:table-cell>
          <table:table-cell table:formula="of:=2*[.E52]*[.F52]/([.E52]+[.F52])" office:value-type="float" office:value="0.230529595015576" calcext:value-type="float">
            <text:p>0.2305</text:p>
          </table:table-cell>
          <table:table-cell office:value-type="float" office:value="0.087" calcext:value-type="float">
            <text:p>0.087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ignaling-downstream-of-RAS-mutants</text:p>
          </table:table-cell>
          <table:table-cell office:value-type="float" office:value="433" calcext:value-type="float">
            <text:p>433</text:p>
          </table:table-cell>
          <table:table-cell office:value-type="float" office:value="1306" calcext:value-type="float">
            <text:p>1306</text:p>
          </table:table-cell>
          <table:table-cell office:value-type="float" office:value="305" calcext:value-type="float">
            <text:p>305</text:p>
          </table:table-cell>
          <table:table-cell table:formula="of:=[.B53]/([.B53]+[.C53])" office:value-type="float" office:value="0.248993674525589" calcext:value-type="float">
            <text:p>0.2490</text:p>
          </table:table-cell>
          <table:table-cell table:style-name="ce122" table:formula="of:=[.B53]/([.B53]+[.D53])" office:value-type="float" office:value="0.586720867208672" calcext:value-type="float">
            <text:p>0.5867</text:p>
          </table:table-cell>
          <table:table-cell table:formula="of:=2*[.E53]*[.F53]/([.E53]+[.F53])" office:value-type="float" office:value="0.349616471538151" calcext:value-type="float">
            <text:p>0.3496</text:p>
          </table:table-cell>
          <table:table-cell office:value-type="float" office:value="0.0851" calcext:value-type="float">
            <text:p>0.08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DACs-deacetylate-histones</text:p>
          </table:table-cell>
          <table:table-cell office:value-type="float" office:value="430" calcext:value-type="float">
            <text:p>430</text:p>
          </table:table-cell>
          <table:table-cell office:value-type="float" office:value="1712" calcext:value-type="float">
            <text:p>1712</text:p>
          </table:table-cell>
          <table:table-cell office:value-type="float" office:value="4189" calcext:value-type="float">
            <text:p>4189</text:p>
          </table:table-cell>
          <table:table-cell table:formula="of:=[.B54]/([.B54]+[.C54])" office:value-type="float" office:value="0.200746965452848" calcext:value-type="float">
            <text:p>0.2007</text:p>
          </table:table-cell>
          <table:table-cell table:style-name="ce125" table:formula="of:=[.B54]/([.B54]+[.D54])" office:value-type="float" office:value="0.0930937432344663" calcext:value-type="float">
            <text:p>0.0931</text:p>
          </table:table-cell>
          <table:table-cell table:formula="of:=2*[.E54]*[.F54]/([.E54]+[.F54])" office:value-type="float" office:value="0.127200118325691" calcext:value-type="float">
            <text:p>0.12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elenocysteine-synthesis</text:p>
          </table:table-cell>
          <table:table-cell office:value-type="float" office:value="798" calcext:value-type="float">
            <text:p>798</text:p>
          </table:table-cell>
          <table:table-cell office:value-type="float" office:value="1260" calcext:value-type="float">
            <text:p>1260</text:p>
          </table:table-cell>
          <table:table-cell office:value-type="float" office:value="3590" calcext:value-type="float">
            <text:p>3590</text:p>
          </table:table-cell>
          <table:table-cell table:formula="of:=[.B55]/([.B55]+[.C55])" office:value-type="float" office:value="0.387755102040816" calcext:value-type="float">
            <text:p>0.3878</text:p>
          </table:table-cell>
          <table:table-cell table:style-name="ce122" table:formula="of:=[.B55]/([.B55]+[.D55])" office:value-type="float" office:value="0.181859617137648" calcext:value-type="float">
            <text:p>0.1819</text:p>
          </table:table-cell>
          <table:table-cell table:formula="of:=2*[.E55]*[.F55]/([.E55]+[.F55])" office:value-type="float" office:value="0.247595408004964" calcext:value-type="float">
            <text:p>0.2476</text:p>
          </table:table-cell>
          <table:table-cell office:value-type="float" office:value="0.068" calcext:value-type="float">
            <text:p>0.068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egative-regulation-of-FGFR1-signaling</text:p>
          </table:table-cell>
          <table:table-cell office:value-type="float" office:value="161" calcext:value-type="float">
            <text:p>161</text:p>
          </table:table-cell>
          <table:table-cell office:value-type="float" office:value="2060" calcext:value-type="float">
            <text:p>2060</text:p>
          </table:table-cell>
          <table:table-cell office:value-type="float" office:value="75" calcext:value-type="float">
            <text:p>75</text:p>
          </table:table-cell>
          <table:table-cell table:formula="of:=[.B56]/([.B56]+[.C56])" office:value-type="float" office:value="0.0724898694281855" calcext:value-type="float">
            <text:p>0.0725</text:p>
          </table:table-cell>
          <table:table-cell table:style-name="ce122" table:formula="of:=[.B56]/([.B56]+[.D56])" office:value-type="float" office:value="0.682203389830508" calcext:value-type="float">
            <text:p>0.6822</text:p>
          </table:table-cell>
          <table:table-cell table:formula="of:=2*[.E56]*[.F56]/([.E56]+[.F56])" office:value-type="float" office:value="0.131054131054131" calcext:value-type="float">
            <text:p>0.1311</text:p>
          </table:table-cell>
          <table:table-cell office:value-type="float" office:value="0.037" calcext:value-type="float">
            <text:p>0.03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RS-COV-2-modulates-host-translation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572" calcext:value-type="float">
            <text:p>572</text:p>
          </table:table-cell>
          <table:table-cell table:formula="of:=[.B57]/([.B57]+[.C57])" office:value-type="float" office:value="0.4" calcext:value-type="float">
            <text:p>0.4000</text:p>
          </table:table-cell>
          <table:table-cell table:style-name="ce122" table:formula="of:=[.B57]/([.B57]+[.D57])" office:value-type="float" office:value="0.22911051212938" calcext:value-type="float">
            <text:p>0.2291</text:p>
          </table:table-cell>
          <table:table-cell table:formula="of:=2*[.E57]*[.F57]/([.E57]+[.F57])" office:value-type="float" office:value="0.291345329905741" calcext:value-type="float">
            <text:p>0.2913</text:p>
          </table:table-cell>
          <table:table-cell office:value-type="float" office:value="0.0192" calcext:value-type="float">
            <text:p>0.019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ulation_of_telomerase</text:p>
          </table:table-cell>
          <table:table-cell office:value-type="float" office:value="190" calcext:value-type="float">
            <text:p>190</text:p>
          </table:table-cell>
          <table:table-cell office:value-type="float" office:value="10230" calcext:value-type="float">
            <text:p>10230</text:p>
          </table:table-cell>
          <table:table-cell office:value-type="float" office:value="23" calcext:value-type="float">
            <text:p>23</text:p>
          </table:table-cell>
          <table:table-cell table:formula="of:=[.B58]/([.B58]+[.C58])" office:value-type="float" office:value="0.0182341650671785" calcext:value-type="float">
            <text:p>0.0182</text:p>
          </table:table-cell>
          <table:table-cell table:formula="of:=[.B58]/([.B58]+[.D58])" office:value-type="float" office:value="0.892018779342723" calcext:value-type="float">
            <text:p>0.8920</text:p>
          </table:table-cell>
          <table:table-cell table:formula="of:=2*[.E58]*[.F58]/([.E58]+[.F58])" office:value-type="float" office:value="0.0357377974231167" calcext:value-type="float">
            <text:p>0.03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41:.E58])" office:value-type="float" office:value="0.175210998235273" calcext:value-type="float">
            <text:p>0.1752</text:p>
          </table:table-cell>
          <table:table-cell table:style-name="ce31" table:formula="of:=AVERAGE([.F41:.F58])" office:value-type="float" office:value="0.321326018135466" calcext:value-type="float">
            <text:p>0.3213</text:p>
          </table:table-cell>
          <table:table-cell table:style-name="ce31" table:formula="of:=AVERAGE([.G41:.G58])" office:value-type="float" office:value="0.167300721944356" calcext:value-type="float">
            <text:p>0.1673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41:.E58])" office:value-type="float" office:value="0.0184990387145485" calcext:value-type="float">
            <text:p>0.0185</text:p>
          </table:table-cell>
          <table:table-cell table:style-name="ce31" table:formula="of:=VAR([.F41:.F58])" office:value-type="float" office:value="0.0882401749096436" calcext:value-type="float">
            <text:p>0.0882</text:p>
          </table:table-cell>
          <table:table-cell table:style-name="ce31" table:formula="of:=VAR([.G41:.G58])" office:value-type="float" office:value="0.0178370989928217" calcext:value-type="float">
            <text:p>0.0178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30" office:value-type="string" calcext:value-type="string" table:number-columns-spanned="10" table:number-rows-spanned="1">
            <text:p>Level 3 - Evaluation of relations extraction in Biopatternsg - Table 15 <text:s/>– without small molecules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07" office:value-type="string" calcext:value-type="string">
            <text:p>Pathway</text:p>
          </table:table-cell>
          <table:table-cell table:style-name="ce114" office:value-type="string" calcext:value-type="string">
            <text:p>TP</text:p>
          </table:table-cell>
          <table:table-cell table:style-name="ce114" office:value-type="string" calcext:value-type="string">
            <text:p>FP</text:p>
          </table:table-cell>
          <table:table-cell table:style-name="ce114" office:value-type="string" calcext:value-type="string">
            <text:p>FN</text:p>
          </table:table-cell>
          <table:table-cell table:style-name="ce136" office:value-type="string" calcext:value-type="string">
            <text:p>Precision</text:p>
          </table:table-cell>
          <table:table-cell table:style-name="ce136" office:value-type="string" calcext:value-type="string">
            <text:p>Recall</text:p>
          </table:table-cell>
          <table:table-cell table:style-name="ce136" office:value-type="string" calcext:value-type="string">
            <text:p>F1</text:p>
          </table:table-cell>
          <table:table-cell table:style-name="ce114" office:value-type="string" calcext:value-type="string">
            <text:p>sm/objs</text:p>
          </table:table-cell>
          <table:table-cell table:style-name="ce115" office:value-type="string" calcext:value-type="string">
            <text:p>objects</text:p>
          </table:table-cell>
          <table:table-cell table:style-name="ce115"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CREB-phosphorylati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16" table:formula="of:=[.B65]/([.B65]+[.C65])" office:value-type="float" office:value="0.107142857142857" calcext:value-type="float">
            <text:p>0.1071</text:p>
          </table:table-cell>
          <table:table-cell table:style-name="ce40" table:formula="of:=[.B65]/([.B65]+[.D65])" office:value-type="float" office:value="1" calcext:value-type="float">
            <text:p>1.0000</text:p>
          </table:table-cell>
          <table:table-cell table:style-name="ce134" table:formula="of:=2*[.E65]*[.F65]/([.E65]+[.F65])" office:value-type="float" office:value="0.193548387096774" calcext:value-type="float">
            <text:p>0.1935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Ks-are-inactivated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66]/([.B66]+[.C66])" office:value-type="float" office:value="0.220779220779221" calcext:value-type="float">
            <text:p>0.2208</text:p>
          </table:table-cell>
          <table:table-cell table:formula="of:=[.B66]/([.B66]+[.D66])" office:value-type="float" office:value="0.871794871794872" calcext:value-type="float">
            <text:p>0.8718</text:p>
          </table:table-cell>
          <table:table-cell table:formula="of:=2*[.E66]*[.F66]/([.E66]+[.F66])" office:value-type="float" office:value="0.352331606217617" calcext:value-type="float">
            <text:p>0.3523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FNG-signaling-activates-MAPKs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67]/([.B67]+[.C67])" office:value-type="float" office:value="0.25" calcext:value-type="float">
            <text:p>0.2500</text:p>
          </table:table-cell>
          <table:table-cell table:formula="of:=[.B67]/([.B67]+[.D67])" office:value-type="float" office:value="1" calcext:value-type="float">
            <text:p>1.0000</text:p>
          </table:table-cell>
          <table:table-cell table:formula="of:=2*[.E67]*[.F67]/([.E67]+[.F67])"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gative-regulation-of-MAPK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107" calcext:value-type="float">
            <text:p>107</text:p>
          </table:table-cell>
          <table:table-cell table:formula="of:=[.B68]/([.B68]+[.C68])" office:value-type="float" office:value="0.140086206896552" calcext:value-type="float">
            <text:p>0.1401</text:p>
          </table:table-cell>
          <table:table-cell table:style-name="ce122" table:formula="of:=[.B68]/([.B68]+[.D68])" office:value-type="float" office:value="0.377906976744186" calcext:value-type="float">
            <text:p>0.3779</text:p>
          </table:table-cell>
          <table:table-cell table:formula="of:=2*[.E68]*[.F68]/([.E68]+[.F68])" office:value-type="float" office:value="0.20440251572327" calcext:value-type="float">
            <text:p>0.2044</text:p>
          </table:table-cell>
          <table:table-cell office:value-type="float" office:value="0" calcext:value-type="float">
            <text:p>0.00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ulation-of-NFE2L2-gene-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69]/([.B69]+[.C69])" office:value-type="float" office:value="0.111111111111111" calcext:value-type="float">
            <text:p>0.1111</text:p>
          </table:table-cell>
          <table:table-cell table:formula="of:=[.B69]/([.B69]+[.D69])" office:value-type="float" office:value="1" calcext:value-type="float">
            <text:p>1.0000</text:p>
          </table:table-cell>
          <table:table-cell table:formula="of:=2*[.E69]*[.F69]/([.E69]+[.F69])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1-modulates-host-translation-machinery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508" calcext:value-type="float">
            <text:p>508</text:p>
          </table:table-cell>
          <table:table-cell table:formula="of:=[.B70]/([.B70]+[.C70])" office:value-type="float" office:value="0.399038461538462" calcext:value-type="float">
            <text:p>0.3990</text:p>
          </table:table-cell>
          <table:table-cell table:style-name="ce122" table:formula="of:=[.B70]/([.B70]+[.D70])" office:value-type="float" office:value="0.140439932318105" calcext:value-type="float">
            <text:p>0.1404</text:p>
          </table:table-cell>
          <table:table-cell table:formula="of:=2*[.E70]*[.F70]/([.E70]+[.F70])" office:value-type="float" office:value="0.207759699624531" calcext:value-type="float">
            <text:p>0.2078</text:p>
          </table:table-cell>
          <table:table-cell office:value-type="float" office:value="0" calcext:value-type="float">
            <text:p>0.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AUTOPHAG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71]/([.B71]+[.C71])" office:value-type="float" office:value="0.305555555555556" calcext:value-type="float">
            <text:p>0.3056</text:p>
          </table:table-cell>
          <table:table-cell table:formula="of:=[.B71]/([.B71]+[.D71])" office:value-type="float" office:value="0.758620689655172" calcext:value-type="float">
            <text:p>0.7586</text:p>
          </table:table-cell>
          <table:table-cell table:formula="of:=2*[.E71]*[.F71]/([.E71]+[.F71])" office:value-type="float" office:value="0.435643564356436" calcext:value-type="float">
            <text:p>0.4356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72]/([.B72]+[.C72])" office:value-type="float" office:value="0.442857142857143" calcext:value-type="float">
            <text:p>0.4429</text:p>
          </table:table-cell>
          <table:table-cell table:formula="of:=[.B72]/([.B72]+[.D72])" office:value-type="float" office:value="0.738095238095238" calcext:value-type="float">
            <text:p>0.7381</text:p>
          </table:table-cell>
          <table:table-cell table:formula="of:=2*[.E72]*[.F72]/([.E72]+[.F72])" office:value-type="float" office:value="0.553571428571429" calcext:value-type="float">
            <text:p>0.5536</text:p>
          </table:table-cell>
          <table:table-cell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nalling-to-RAS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B73]/([.B73]+[.C73])" office:value-type="float" office:value="0.21969696969697" calcext:value-type="float">
            <text:p>0.2197</text:p>
          </table:table-cell>
          <table:table-cell table:formula="of:=[.B73]/([.B73]+[.D73])" office:value-type="float" office:value="1" calcext:value-type="float">
            <text:p>1.0000</text:p>
          </table:table-cell>
          <table:table-cell table:formula="of:=2*[.E73]*[.F73]/([.E73]+[.F73])" office:value-type="float" office:value="0.360248447204969" calcext:value-type="float">
            <text:p>0.3602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y-regulation-of-FGF-signaling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formula="of:=[.B74]/([.B74]+[.C74])" office:value-type="float" office:value="0.113300492610837" calcext:value-type="float">
            <text:p>0.1133</text:p>
          </table:table-cell>
          <table:table-cell table:style-name="ce122" table:formula="of:=[.B74]/([.B74]+[.D74])" office:value-type="float" office:value="0.638888888888889" calcext:value-type="float">
            <text:p>0.6389</text:p>
          </table:table-cell>
          <table:table-cell table:formula="of:=2*[.E74]*[.F74]/([.E74]+[.F74])" office:value-type="float" office:value="0.192468619246862" calcext:value-type="float">
            <text:p>0.1925</text:p>
          </table:table-cell>
          <table:table-cell office:value-type="float" office:value="0" calcext:value-type="float">
            <text:p>0.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F3-dependent-IRF-activation-pathway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75]/([.B75]+[.C75])" office:value-type="float" office:value="0.324742268041237" calcext:value-type="float">
            <text:p>0.3247</text:p>
          </table:table-cell>
          <table:table-cell table:formula="of:=[.B75]/([.B75]+[.D75])" office:value-type="float" office:value="0.818181818181818" calcext:value-type="float">
            <text:p>0.8182</text:p>
          </table:table-cell>
          <table:table-cell table:formula="of:=2*[.E75]*[.F75]/([.E75]+[.F75])" office:value-type="float" office:value="0.464944649446494" calcext:value-type="float">
            <text:p>0.4649</text:p>
          </table:table-cell>
          <table:table-cell office:value-type="float" office:value="0" calcext:value-type="float">
            <text:p>0.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-Golgi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18" table:formula="of:=[.B76]/([.B76]+[.C76])" office:value-type="float" office:value="0.205128205128205" calcext:value-type="float">
            <text:p>0.2051</text:p>
          </table:table-cell>
          <table:table-cell table:style-name="ce59" table:formula="of:=[.B76]/([.B76]+[.D76])" office:value-type="float" office:value="1" calcext:value-type="float">
            <text:p>1.0000</text:p>
          </table:table-cell>
          <table:table-cell table:style-name="ce135" table:formula="of:=2*[.E76]*[.F76]/([.E76]+[.F76])" office:value-type="float" office:value="0.340425531914894" calcext:value-type="float">
            <text:p>0.3404</text:p>
          </table:table-cell>
          <table:table-cell office:value-type="float" office:value="0" calcext:value-type="float">
            <text:p>0.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4"/>
          <table:table-cell table:style-name="ce31" table:formula="of:=AVERAGE([.E65:.E76])" office:value-type="float" office:value="0.236619874279846" calcext:value-type="float">
            <text:p>0.2366</text:p>
          </table:table-cell>
          <table:table-cell table:style-name="ce31" table:formula="of:=AVERAGE([.F65:.F76])" office:value-type="float" office:value="0.778660701306523" calcext:value-type="float">
            <text:p>0.7787</text:p>
          </table:table-cell>
          <table:table-cell table:style-name="ce31" table:formula="of:=AVERAGE([.G65:.G76])" office:value-type="float" office:value="0.325445370783606" calcext:value-type="float">
            <text:p>0.3254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style-name="ce31" table:formula="of:=VAR([.E65:.E76])" office:value-type="float" office:value="0.0127438657543743" calcext:value-type="float">
            <text:p>0.0127</text:p>
          </table:table-cell>
          <table:table-cell table:style-name="ce31" table:formula="of:=VAR([.F65:.F76])" office:value-type="float" office:value="0.076791266750911" calcext:value-type="float">
            <text:p>0.0768</text:p>
          </table:table-cell>
          <table:table-cell table:style-name="ce31" table:formula="of:=VAR([.G65:.G76])" office:value-type="float" office:value="0.0155163247607833" calcext:value-type="float">
            <text:p>0.015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3-10T13:41:18.688350759</dc:date>
    <meta:editing-duration>P1DT2H26M26S</meta:editing-duration>
    <meta:editing-cycles>156</meta:editing-cycles>
    <meta:generator>LibreOffice/7.4.7.2$Linux_X86_64 LibreOffice_project/40$Build-2</meta:generator>
    <meta:document-statistic meta:table-count="3" meta:cell-count="1616" meta:object-count="0"/>
  </office:meta>
</office:document-meta>
</file>